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9.504cm"/>
    </style:style>
    <style:style style:name="co2" style:family="table-column">
      <style:table-column-properties fo:break-before="auto" style:column-width="10.75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431cm"/>
    </style:style>
    <style:style style:name="co5" style:family="table-column">
      <style:table-column-properties fo:break-before="auto" style:column-width="6.807cm"/>
    </style:style>
    <style:style style:name="co6" style:family="table-column">
      <style:table-column-properties fo:break-before="auto" style:column-width="4.466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4.519cm"/>
    </style:style>
    <style:style style:name="co9" style:family="table-column">
      <style:table-column-properties fo:break-before="auto" style:column-width="7.842cm"/>
    </style:style>
    <style:style style:name="co10" style:family="table-column">
      <style:table-column-properties fo:break-before="auto" style:column-width="6.699cm"/>
    </style:style>
    <style:style style:name="co11" style:family="table-column">
      <style:table-column-properties fo:break-before="auto" style:column-width="5.69cm"/>
    </style:style>
    <style:style style:name="co12" style:family="table-column">
      <style:table-column-properties fo:break-before="auto" style:column-width="13.889cm"/>
    </style:style>
    <style:style style:name="co13" style:family="table-column">
      <style:table-column-properties fo:break-before="auto" style:column-width="5.445cm"/>
    </style:style>
    <style:style style:name="co14" style:family="table-column">
      <style:table-column-properties fo:break-before="auto" style:column-width="4.03cm"/>
    </style:style>
    <style:style style:name="co15" style:family="table-column">
      <style:table-column-properties fo:break-before="auto" style:column-width="4.438cm"/>
    </style:style>
    <style:style style:name="co16" style:family="table-column">
      <style:table-column-properties fo:break-before="auto" style:column-width="5.064cm"/>
    </style:style>
    <style:style style:name="co17" style:family="table-column">
      <style:table-column-properties fo:break-before="auto" style:column-width="4.4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ea6b"/>
    </style:style>
    <style:style style:name="ce2" style:family="table-cell" style:parent-style-name="Default">
      <style:table-cell-properties fo:background-color="#ffffa6"/>
    </style:style>
    <style:style style:name="ce14" style:family="table-cell" style:parent-style-name="Default">
      <style:table-cell-properties fo:background-color="#ff8000"/>
    </style:style>
    <style:style style:name="ce15" style:family="table-cell" style:parent-style-name="Default">
      <style:table-cell-properties fo:background-color="#81d41a"/>
    </style:style>
    <style:style style:name="ce16" style:family="table-cell" style:parent-style-name="Default">
      <style:table-cell-properties fo:background-color="#ff0000"/>
    </style:style>
    <style:style style:name="ce17" style:family="table-cell" style:parent-style-name="Default">
      <style:table-cell-properties fo:background-color="#ffff6d"/>
    </style:style>
    <style:style style:name="ce18" style:family="table-cell" style:parent-style-name="Default">
      <style:table-cell-properties fo:background-color="#acb20c"/>
    </style:style>
    <style:style style:name="ce19" style:family="table-cell" style:parent-style-name="Default">
      <style:table-cell-properties fo:background-color="#e8a202"/>
    </style:style>
    <style:style style:name="ce20" style:family="table-cell" style:parent-style-name="Default">
      <style:table-cell-properties fo:background-color="#b4c7dc"/>
    </style:style>
    <style:style style:name="ce22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bf819e"/>
    </style:style>
    <style:style style:name="ce24" style:family="table-cell" style:parent-style-name="Default">
      <style:table-cell-properties fo:background-color="#00a933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order-left="0.06pt solid #000000" fo:border-right="none" fo:border-top="none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order-bottom="none" fo:border-left="0.06pt solid #000000" fo:border-right="none" fo:border-top="0.06pt solid #000000"/>
    </style:style>
    <style:style style:name="ce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0" style:family="table-cell" style:parent-style-name="Default">
      <style:table-cell-properties fo:border-bottom="none" fo:border-left="none" fo:border-right="0.06pt solid #000000" fo:border-top="none"/>
    </style:style>
    <style:style style:name="ce11" style:family="table-cell" style:parent-style-name="Default">
      <style:table-cell-properties fo:border-bottom="0.06pt solid #000000" fo:border-left="none" fo:border-right="0.06pt solid #000000" fo:border-top="none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style:vertical-align="bottom"/>
    </style:style>
    <style:style style:name="ce25" style:family="table-cell" style:parent-style-name="Default">
      <style:text-properties fo:text-shadow="1pt 1pt"/>
    </style:style>
    <style:style style:name="T1" style:family="text">
      <style:text-properties style:font-name-asian="Microsoft YaHei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ucida Sans" style:font-name-asian="Microsoft YaHei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Theorem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heore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<text:a xlink:href="https://oeis.org/" xlink:type="simple">OEIS</text:a></text:p>
          </table:table-cell>
          <table:table-cell office:value-type="string" calcext:value-type="string">
            <text:p>Proved by</text:p>
          </table:table-cell>
        </table:table-row>
        <table:table-row table:style-name="ro1">
          <table:table-cell office:value-type="string" calcext:value-type="string">
            <text:p><text:a xlink:href="https://en.wikipedia.org/wiki/15_and_290_theorems" xlink:type="simple">15 and 290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<text:a xlink:href="https://oeis.org/A030050" xlink:type="simple">A030050</text:a> / <text:a xlink:href="https://oeis.org/A030051" xlink:type="simple">A030051</text:a></text:p>
          </table:table-cell>
          <table:table-cell office:value-type="string" calcext:value-type="string">
            <text:p><text:a xlink:href="https://en.wikipedia.org/wiki/John_Horton_Conway" xlink:type="simple">John H. Conway</text:a> / W. A. Schneeberger</text:p>
          </table:table-cell>
        </table:table-row>
        <table:table-row table:style-name="ro1">
          <table:table-cell office:value-type="string" calcext:value-type="string">
            <text:p><text:a xlink:href="https://en.wikipedia.org/wiki/2π_theorem" xlink:type="simple">2π theorem</text:a></text:p>
          </table:table-cell>
          <table:table-cell table:style-name="ce2" office:value-type="string" calcext:value-type="string">
            <text:p><text:a xlink:href="https://en.wikipedia.org/wiki/Riemannian_geometry" xlink:type="simple">Riemannian geometry</text:a> / <text:a xlink:href="https://en.wikipedia.org/wiki/Topology" xlink:type="simple">Topology</text:a></text:p>
          </table:table-cell>
          <table:table-cell office:value-type="float" office:value="1996" calcext:value-type="float">
            <text:p>1996</text:p>
          </table:table-cell>
          <table:table-cell/>
          <table:table-cell office:value-type="string" calcext:value-type="string">
            <text:p>Steven A.Bleiler / Craig D.Hodgson</text:p>
          </table:table-cell>
        </table:table-row>
        <table:table-row table:style-name="ro1">
          <table:table-cell office:value-type="string" calcext:value-type="string">
            <text:p>Abel–Jacobi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–Ruffini theorem</text:p>
          </table:table-cell>
          <table:table-cell table:style-name="ce15" office:value-type="string" calcext:value-type="string">
            <text:p><text:a xlink:href="https://en.wikipedia.org/wiki/Theory_of_equations" xlink:type="simple">Theory of equations</text:a> / <text:a xlink:href="https://en.wikipedia.org/wiki/Galois_theory" xlink:type="simple">Galois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bel%27s_binomial_theorem" xlink:type="simple">Abel's binomial theorem</text:a>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office:value-type="float" office:value="1819" calcext:value-type="float">
            <text:p>1819</text:p>
          </table:table-cell>
          <table:table-cell/>
          <table:table-cell office:value-type="string" calcext:value-type="string">
            <text:p><text:a xlink:href="https://en.wikipedia.org/wiki/Niels_Henrik_Abel" xlink:type="simple">Niels Henrik Abel</text:a></text:p>
          </table:table-cell>
        </table:table-row>
        <table:table-row table:style-name="ro1">
          <table:table-cell office:value-type="string" calcext:value-type="string">
            <text:p>Abel's curve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's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elian and tauberian theorems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hyankar–Mo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solute convergence theorem</text:p>
          </table:table-cell>
          <table:table-cell table:style-name="ce18" office:value-type="string" calcext:value-type="string">
            <text:p><text:a xlink:href="https://en.wikipedia.org/wiki/Series_(mathematics)" xlink:type="simple">Mathematical seri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cyclic models theorem</text:p>
          </table:table-cell>
          <table:table-cell table:style-name="ce19" office:value-type="string" calcext:value-type="string">
            <text:p><text:a xlink:href="https://en.wikipedia.org/wiki/Algebraic_topology" xlink:type="simple">Algebra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dition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abatic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o's theorem</text:p>
          </table:table-cell>
          <table:table-cell table:style-name="ce22" office:value-type="string" calcext:value-type="string">
            <text:p><text:a xlink:href="https://en.wikipedia.org/wiki/Lie_algebra" xlink:type="simple">Li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F%2BBG_theorem" xlink:type="simple">AF+BG theorem</text:a>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2"/>
          <table:table-cell office:value-type="string" calcext:value-type="string">
            <text:p><text:a xlink:href="https://en.wikipedia.org/wiki/Max_Noether" xlink:type="simple">Max Noether</text:a></text:p>
          </table:table-cell>
        </table:table-row>
        <table:table-row table:style-name="ro1">
          <table:table-cell office:value-type="string" calcext:value-type="string">
            <text:p>Ahiez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ra–Bazzi theorem</text:p>
          </table:table-cell>
          <table:table-cell office:value-type="string" calcext:value-type="string">
            <text:p><text:a xlink:href="https://en.wikipedia.org/wiki/Computer_science" xlink:type="simple">Computer science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bert–Brauer–Hasse–Noether theorem</text:p>
          </table:table-cell>
          <table:table-cell office:value-type="string" calcext:value-type="string">
            <text:p><text:a xlink:href="https://en.wikipedia.org/wiki/Algebra" xlink:type="simple">Algebra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chian–Allen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erin–Brauer–Gorenstein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ternate Interior Angle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itsur–Levitzki theorem</text:p>
          </table:table-cell>
          <table:table-cell office:value-type="string" calcext:value-type="string">
            <text:p><text:a xlink:href="https://en.wikipedia.org/wiki/Linear_algebra" xlink:type="simple">Linear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lytic Fredholm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erson's theorem</text:p>
          </table:table-cell>
          <table:table-cell office:value-type="string" calcext:value-type="string">
            <text:p><text:a xlink:href="https://en.wikipedia.org/wiki/Real_analysis" xlink:type="simple">Re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reotti–Frank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le bisector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keny–Artin–Chowla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ne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éry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ollonius's theorem</text:p>
          </table:table-cell>
          <table:table-cell office:value-type="string" calcext:value-type="string">
            <text:p><text:span text:style-name="T1"><text:a xlink:href="https://en.wikipedia.org/wiki/Euclidean_plane_geometry" xlink:type="simple">Plane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pell–Humbert theorem</text:p>
          </table:table-cell>
          <table:table-cell office:value-type="string" calcext:value-type="string">
            <text:p><text:span text:style-name="T1"><text:a xlink:href="https://en.wikipedia.org/wiki/Complex_manifold" xlink:type="simple">Complex manifold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ea theorem (conformal mapping)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ithmetic Riemann–Roch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onszajn–Smith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ival theorem</text:p>
          </table:table-cell>
          <table:table-cell office:value-type="string" calcext:value-type="string">
            <text:p>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row's impossibility theorem</text:p>
          </table:table-cell>
          <table:table-cell office:value-type="string" calcext:value-type="string">
            <text:p><text:a xlink:href="https://en.wikipedia.org/wiki/Game_theory" xlink:type="simple">Gam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 gallery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 approximation theorem</text:p>
          </table:table-cell>
          <table:table-cell office:value-type="string" calcext:value-type="string">
            <text:p><text:a xlink:href="https://en.wikipedia.org/wiki/Commutative_algebra" xlink:type="simple">Commutative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Schreier theorem</text:p>
          </table:table-cell>
          <table:table-cell office:value-type="string" calcext:value-type="string">
            <text:p><text:a xlink:href="https://en.wikipedia.org/wiki/Real_closed_field" xlink:type="simple">Real closed field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Wedderburn theorem</text:p>
          </table:table-cell>
          <table:table-cell office:value-type="string" calcext:value-type="string">
            <text:p><text:a xlink:href="https://en.wikipedia.org/wiki/Abstract_algebra" xlink:type="simple">Abstract 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in–Zorn theorem</text:p>
          </table:table-cell>
          <table:table-cell office:value-type="string" calcext:value-type="string">
            <text:p><text:a xlink:href="https://en.wikipedia.org/wiki/Algebra" xlink:type="simple">Algebr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tstein's theorem</text:p>
          </table:table-cell>
          <table:table-cell office:value-type="string" calcext:value-type="string">
            <text:p><text:a xlink:href="https://en.wikipedia.org/wiki/Control_theory" xlink:type="simple">Contro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rzelà–Ascoli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Bott fixed-point theorem</text:p>
          </table:table-cell>
          <table:table-cell office:value-type="string" calcext:value-type="string">
            <text:p><text:a xlink:href="https://en.wikipedia.org/wiki/Differential_topology" xlink:type="simple">Differenti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egal completion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iyah–Singer index theorem</text:p>
          </table:table-cell>
          <table:table-cell office:value-type="string" calcext:value-type="string">
            <text:p><text:a xlink:href="https://en.wikipedia.org/wiki/Elliptic_differential_operator" xlink:type="simple">Elliptic differential operators</text:a> / <text:a xlink:href="https://en.wikipedia.org/wiki/Harmonic_analysis" xlink:type="simple">Harmonic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kinson's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TS_theorem" xlink:type="simple">ATS theorem</text:a>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2"/>
          <table:table-cell office:value-type="string" calcext:value-type="string">
            <text:p><text:a xlink:href="https://en.wikipedia.org/wiki/Anatoly_Karatsuba" xlink:type="simple">Anatoly Alexeyevich Karatsuba</text:a></text:p>
          </table:table-cell>
        </table:table-row>
        <table:table-row table:style-name="ro1">
          <table:table-cell office:value-type="string" calcext:value-type="string">
            <text:p>Aumann's agreement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tonomous convergence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xiliary polynomial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Grothendieck theorem</text:p>
          </table:table-cell>
          <table:table-cell office:value-type="string" calcext:value-type="string">
            <text:p><text:a xlink:href="https://en.wikipedia.org/wiki/Model_theory" xlink:type="simple">Mode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x–Kochen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tec diamond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uška–Lax–Milgram theorem</text:p>
          </table:table-cell>
          <table:table-cell office:value-type="string" calcext:value-type="string">
            <text:p><text:a xlink:href="https://en.wikipedia.org/wiki/Partial_differential_equation" xlink:type="simple">Partial 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ly–Borel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ire category theorem</text:p>
          </table:table-cell>
          <table:table-cell office:value-type="string" calcext:value-type="string">
            <text:p><text:span text:style-name="T2"><text:a xlink:href="https://en.wikipedia.org/wiki/Topology" xlink:type="simple">Topology</text:a></text:span><text:span text:style-name="T2"> /</text:span> <text:a xlink:href="https://en.wikipedia.org/wiki/Metric_space" xlink:type="simple">Metric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an–Low theorem</text:p>
          </table:table-cell>
          <table:table-cell office:value-type="string" calcext:value-type="string">
            <text:p><text:a xlink:href="https://en.wikipedia.org/wiki/Fourier_analysis" xlink:type="simple">Fourier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nsk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 fixed point theorem</text:p>
          </table:table-cell>
          <table:table-cell office:value-type="string" calcext:value-type="string">
            <text:p><text:a xlink:href="https://en.wikipedia.org/wiki/Metric_space" xlink:type="simple">Metric spaces</text:a> / <text:a xlink:href="https://en.wikipedia.org/wiki/Differential_equation" xlink:type="simple">Differential equation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Alaoglu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Mazur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einhau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ach–Ston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pat–Beg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anyai's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an–Davenport–Halberstam theorem</text:p>
          </table:table-cell>
          <table:table-cell office:value-type="string" calcext:value-type="string">
            <text:p><text:a xlink:href="https://en.wikipedia.org/wiki/Analytic_number_theory" xlink:type="simple">Analytic 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bier's theorem</text:p>
          </table:table-cell>
          <table:table-cell table:style-name="ce23" office:value-type="string" calcext:value-type="string">
            <text:p><text:a xlink:href="https://en.wikipedia.org/wiki/Geometry" xlink:type="simple">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rwise compactness theorem</text:p>
          </table:table-cell>
          <table:table-cell office:value-type="string" calcext:value-type="string">
            <text:p><text:a xlink:href="https://en.wikipedia.org/wiki/Mathematical_logic" xlink:type="simple">Mathematical logic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s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su's theorem</text:p>
          </table:table-cell>
          <table:table-cell office:value-type="string" calcext:value-type="string">
            <text:p><text:a xlink:href="https://en.wikipedia.org/wiki/Statistics" xlink:type="simple">Statis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er–Fike theorem</text:p>
          </table:table-cell>
          <table:table-cell office:value-type="string" calcext:value-type="string">
            <text:p><text:a xlink:href="https://en.wikipedia.org/wiki/Spectral_theory" xlink:type="simple">Spectral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es' theorem</text:p>
          </table:table-cell>
          <table:table-cell office:value-type="string" calcext:value-type="string">
            <text:p><text:a xlink:href="https://en.wikipedia.org/wiki/Probability" xlink:type="simple">Probabilit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tty's theorem</text:p>
          </table:table-cell>
          <table:table-cell office:value-type="string" calcext:value-type="string">
            <text:p><text:a xlink:href="https://en.wikipedia.org/wiki/Diophantine_approximation" xlink:type="simple">Diophantine approxim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auville–Laszlo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monadicity theorem</text:p>
          </table:table-cell>
          <table:table-cell office:value-type="string" calcext:value-type="string">
            <text:p><text:a xlink:href="https://en.wikipedia.org/wiki/Category_theory" xlink:type="simple">Categor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's theorem</text:p>
          </table:table-cell>
          <table:table-cell office:value-type="string" calcext:value-type="string">
            <text:p><text:a xlink:href="https://en.wikipedia.org/wiki/Incidence_geometry" xlink:type="simple">Incidenc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kman–Quarle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er's theorem</text:p>
          </table:table-cell>
          <table:table-cell table:style-name="ce36" office:value-type="string" calcext:value-type="string">
            <text:p><text:a xlink:href="https://en.wikipedia.org/wiki/Metric_geometry" xlink:type="simple">Metr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hnke–Stein theorem</text:p>
          </table:table-cell>
          <table:table-cell office:value-type="string" calcext:value-type="string">
            <text:p><text:a xlink:href="https://en.wikipedia.org/wiki/Several_complex_variables" xlink:type="simple">Several complex variab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l's theorem</text:p>
          </table:table-cell>
          <table:table-cell office:value-type="string" calcext:value-type="string">
            <text:p><text:a xlink:href="https://en.wikipedia.org/wiki/Quantum_mechanics" xlink:type="simple">Quantum theory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trami's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yi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ndixson–Dulac theorem</text:p>
          </table:table-cell>
          <table:table-cell office:value-type="string" calcext:value-type="string">
            <text:p><text:a xlink:href="https://en.wikipedia.org/wiki/Dynamical_system" xlink:type="simple">Dynamical system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ger–Kazdan comparison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nstein's theorem</text:p>
          </table:table-cell>
          <table:table-cell table:style-name="ce24" office:value-type="string" calcext:value-type="string">
            <text:p><text:a xlink:href="https://en.wikipedia.org/wiki/Functional_analysis" xlink:type="simple">Funct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ry–Esséen theorem</text:p>
          </table:table-cell>
          <table:table-cell office:value-type="string" calcext:value-type="string">
            <text:p><text:a xlink:href="https://en.wikipedia.org/wiki/Probability_theory" xlink:type="simple">Probabil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ini's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–Diquet–Puiseux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ballot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trand's postulate</text:p>
          </table:table-cell>
          <table:table-cell office:value-type="string" calcext:value-type="string">
            <text:p><text:a xlink:href="https://en.wikipedia.org/wiki/Prime_number" xlink:type="simple">Prime number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icovitch covering theorem</text:p>
          </table:table-cell>
          <table:table-cell table:style-name="ce17" office:value-type="string" calcext:value-type="string">
            <text:p><text:a xlink:href="https://en.wikipedia.org/wiki/Mathematical_analysis" xlink:type="simple">Mathematic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T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tti's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urling–Lax theorem</text:p>
          </table:table-cell>
          <table:table-cell office:value-type="string" calcext:value-type="string">
            <text:p><text:a xlink:href="https://en.wikipedia.org/wiki/Hardy_space" xlink:type="simple">Hardy spac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ézout's theorem</text:p>
          </table:table-cell>
          <table:table-cell office:value-type="string" calcext:value-type="string">
            <text:p><text:a xlink:href="https://en.wikipedia.org/wiki/Algebraic_curve" xlink:type="simple">Algebraic curv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 metrization theorem</text:p>
          </table:table-cell>
          <table:table-cell office:value-type="string" calcext:value-type="string">
            <text:p><text:a xlink:href="https://en.wikipedia.org/wiki/General_topology" xlink:type="simple">General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g's recogni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inverse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omial theorem</text:p>
          </table:table-cell>
          <table:table-cell office:value-type="string" calcext:value-type="string">
            <text:p><text:span text:style-name="T2"><text:a xlink:href="https://en.wikipedia.org/wiki/Algebra" xlink:type="simple">Algebra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ch's theorem</text:p>
          </table:table-cell>
          <table:table-cell office:value-type="string" calcext:value-type="string">
            <text:p><text:a xlink:href="https://en.wikipedia.org/wiki/Diophantine_equation" xlink:type="simple">Diophantine equa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Grothendieck theorem</text:p>
          </table:table-cell>
          <table:table-cell office:value-type="string" calcext:value-type="string">
            <text:p><text:a xlink:href="https://en.wikipedia.org/wiki/Vector_bundles" xlink:type="simple">Vector bundle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–Von Neumann theorem</text:p>
          </table:table-cell>
          <table:table-cell office:value-type="string" calcext:value-type="string">
            <text:p><text:a xlink:href="https://en.wikipedia.org/wiki/Matrix_(mathematics)" xlink:type="simple">Matrix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representation theorem</text:p>
          </table:table-cell>
          <table:table-cell office:value-type="string" calcext:value-type="string">
            <text:p><text:a xlink:href="https://en.wikipedia.org/wiki/Lattice_theory" xlink:type="simple">Lattic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rkhoff's theorem</text:p>
          </table:table-cell>
          <table:table-cell office:value-type="string" calcext:value-type="string">
            <text:p><text:a xlink:href="https://en.wikipedia.org/wiki/Ergodic_theory" xlink:type="simple">Ergodic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irkhoff%27s_theorem_(relativity)" xlink:type="simple">Birkhoff's theorem  (relativity)</text:a></text:p>
          </table:table-cell>
          <table:table-cell office:value-type="string" calcext:value-type="string">
            <text:p><text:span text:style-name="T1"><text:a xlink:href="https://en.wikipedia.org/wiki/Physics" xlink:type="simple">Phys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shop–Cannings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aschke selection theorem</text:p>
          </table:table-cell>
          <table:table-cell office:value-type="string" calcext:value-type="string">
            <text:p><text:a xlink:href="https://en.wikipedia.org/wiki/Geometric_topology" xlink:type="simple">Geometric topolog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ch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ondel's theorem</text:p>
          </table:table-cell>
          <table:table-cell office:value-type="string" calcext:value-type="string">
            <text:p><text:a xlink:href="https://en.wikipedia.org/wiki/Electric_power" xlink:type="simple">Electric power</text:a> / 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lum's speedup theorem</text:p>
          </table:table-cell>
          <table:table-cell office:value-type="string" calcext:value-type="string">
            <text:p><text:a xlink:href="https://en.wikipedia.org/wiki/Computational_complexity_theory" xlink:type="simple">Computational complexit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ôcher's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goliubov–Parasyuk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Mollerup theorem</text:p>
          </table:table-cell>
          <table:table-cell office:value-type="string" calcext:value-type="string">
            <text:p><text:a xlink:href="https://en.wikipedia.org/wiki/Gamma_function" xlink:type="simple">Gamma function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hr–van Leeuwen theorem</text:p>
          </table:table-cell>
          <table:table-cell table:style-name="ce20" office:value-type="string" calcext:value-type="string">
            <text:p><text:a xlink:href="https://en.wikipedia.org/wiki/Physics" xlink:type="simple">Phys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yai–Gerwien theorem</text:p>
          </table:table-cell>
          <table:table-cell office:value-type="string" calcext:value-type="string">
            <text:p><text:a xlink:href="https://en.wikipedia.org/wiki/Discrete_geometry" xlink:type="simple">Discrete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–Weierstrass theorem</text:p>
          </table:table-cell>
          <table:table-cell office:value-type="string" calcext:value-type="string">
            <text:p><text:a xlink:href="https://en.wikipedia.org/wiki/Real_analysis" xlink:type="simple">Real analysis</text:a> / <text:a xlink:href="https://en.wikipedia.org/wiki/Calculus" xlink:type="simple">Calculu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lzano's theorem</text:p>
          </table:table-cell>
          <table:table-cell office:value-type="string" calcext:value-type="string">
            <text:p><text:span text:style-name="T2"><text:a xlink:href="https://en.wikipedia.org/wiki/Real_analysis" xlink:type="simple">Real analysis</text:a></text:span><text:span text:style-name="T2"> / </text:span><text:span text:style-name="T2"><text:a xlink:href="https://en.wikipedia.org/wiki/Calculus" xlink:type="simple">Calculu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–Friedlander–Iwaniec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mbieri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areva–Shapley theorem</text:p>
          </table:table-cell>
          <table:table-cell office:value-type="string" calcext:value-type="string">
            <text:p><text:a xlink:href="https://en.wikipedia.org/wiki/Economics" xlink:type="simple">Econom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–Chvátal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dy's theorem</text:p>
          </table:table-cell>
          <table:table-cell office:value-type="string" calcext:value-type="string">
            <text:p><text:span text:style-name="T2"><text:a xlink:href="https://en.wikipedia.org/wiki/Graph_theory" xlink:type="simple">Graph theory</text:a></text:span><text:span text:style-name="T2"> / </text:span><text:span text:style-name="T2"><text:a xlink:href="https://en.wikipedia.org/wiki/Combinatorics" xlink:type="simple">Combinatoric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nnet theorem</text:p>
          </table:table-cell>
          <table:table-cell office:value-type="string" calcext:value-type="string">
            <text:p><text:a xlink:href="https://en.wikipedia.org/wiki/Differential_geometry" xlink:type="simple">Differential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olean prime ideal theorem</text:p>
          </table:table-cell>
          <table:table-cell office:value-type="string" calcext:value-type="string">
            <text:p><text:span text:style-name="T1"><text:a xlink:href="https://en.wikipedia.org/wiki/Mathematical_logic" xlink:type="simple">Mathematical logic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determinacy theorem</text:p>
          </table:table-cell>
          <table:table-cell office:value-type="string" calcext:value-type="string">
            <text:p><text:a xlink:href="https://en.wikipedia.org/wiki/Set_theory" xlink:type="simple">Set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 fixed-point theorem</text:p>
          </table:table-cell>
          <table:table-cell table:style-name="ce14" office:value-type="string" calcext:value-type="string">
            <text:p><text:a xlink:href="https://en.wikipedia.org/wiki/Algebraic_geometry" xlink:type="simple">Algebraic geomet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Bott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Carathéodory theorem</text:p>
          </table:table-cell>
          <table:table-cell table:style-name="ce15" office:value-type="string" calcext:value-type="string">
            <text:p><text:a xlink:href="https://en.wikipedia.org/wiki/Complex_analysis" xlink:type="simple">Complex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el–Weil theorem</text:p>
          </table:table-cell>
          <table:table-cell office:value-type="string" calcext:value-type="string">
            <text:p><text:a xlink:href="https://en.wikipedia.org/wiki/Representation_theory" xlink:type="simple">Representation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rsuk–Ulam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tt periodic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convergence theorem</text:p>
          </table:table-cell>
          <table:table-cell office:value-type="string" calcext:value-type="string">
            <text:p><text:a xlink:href="https://en.wikipedia.org/wiki/Measure_theory" xlink:type="simple">Measure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ed inverse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rbaki–Witt theorem</text:p>
          </table:table-cell>
          <table:table-cell office:value-type="string" calcext:value-type="string">
            <text:p><text:a xlink:href="https://en.wikipedia.org/wiki/Order_theory" xlink:type="simple">Ord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hmagupta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nching theorem</text:p>
          </table:table-cell>
          <table:table-cell office:value-type="string" calcext:value-type="string">
            <text:p><text:a xlink:href="https://en.wikipedia.org/wiki/Complex_manifold" xlink:type="simple">Complex manifold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Cartan–Hua theorem</text:p>
          </table:table-cell>
          <table:table-cell office:value-type="string" calcext:value-type="string">
            <text:p><text:a xlink:href="https://en.wikipedia.org/wiki/Ring_theory" xlink:type="simple">R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Nesbitt theorem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iegel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 theorem</text:p>
          </table:table-cell>
          <table:table-cell office:value-type="string" calcext:value-type="string">
            <text:p><text:a xlink:href="https://en.wikipedia.org/wiki/Finite_groups" xlink:type="simple">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–Suzuki–Wall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eorem on induced characters</text:p>
          </table:table-cell>
          <table:table-cell office:value-type="string" calcext:value-type="string">
            <text:p><text:a xlink:href="https://en.wikipedia.org/wiki/Representation_theory_of_finite_groups" xlink:type="simple">Representation theory of finite group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auer's three main theorems</text:p>
          </table:table-cell>
          <table:table-cell office:value-type="string" calcext:value-type="string">
            <text:p><text:span text:style-name="T1"><text:a xlink:href="https://en.wikipedia.org/wiki/Finite_groups" xlink:type="simple">Finite groups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egman–Minc inequality</text:p>
          </table:table-cell>
          <table:table-cell office:value-type="string" calcext:value-type="string">
            <text:p><text:a xlink:href="https://en.wikipedia.org/wiki/Discrete_mathematics" xlink:type="simple">Discrete mathemat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anchon's theorem</text:p>
          </table:table-cell>
          <table:table-cell office:value-type="string" calcext:value-type="string">
            <text:p><text:a xlink:href="https://en.wikipedia.org/wiki/Conic" xlink:type="simple">Con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itish flag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oks's theorem</text:p>
          </table:table-cell>
          <table:table-cell office:value-type="string" calcext:value-type="string">
            <text:p><text:a xlink:href="https://en.wikipedia.org/wiki/Graph_theory" xlink:type="simple">Graph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uwer fixed point theorem</text:p>
          </table:table-cell>
          <table:table-cell office:value-type="string" calcext:value-type="string">
            <text:p><text:span text:style-name="T1"><text:a xlink:href="https://en.wikipedia.org/wiki/Topology" xlink:type="simple">Topolog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der–Minty theorem</text:p>
          </table:table-cell>
          <table:table-cell office:value-type="string" calcext:value-type="string">
            <text:p><text:a xlink:href="https://en.wikipedia.org/wiki/Operator_theory" xlink:type="simple">Operato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own's representability theorem</text:p>
          </table:table-cell>
          <table:table-cell office:value-type="string" calcext:value-type="string">
            <text:p><text:a xlink:href="https://en.wikipedia.org/wiki/Homotopy_theory" xlink:type="simple">Homotopy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ck–Chowla–Ryser theorem</text:p>
          </table:table-cell>
          <table:table-cell table:style-name="ce16" office:value-type="string" calcext:value-type="string">
            <text:p><text:a xlink:href="https://en.wikipedia.org/wiki/Combinatorics" xlink:type="simple">Combinatoric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–Titchmarsh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's theorem</text:p>
          </table:table-cell>
          <table:table-cell table:style-name="ce1" office:value-type="string" calcext:value-type="string">
            <text:p><text:a xlink:href="https://en.wikipedia.org/wiki/Number_theory" xlink:type="simple">Number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runn–Minkowski theorem</text:p>
          </table:table-cell>
          <table:table-cell office:value-type="string" calcext:value-type="string">
            <text:p><text:span text:style-name="T1"><text:a xlink:href="https://en.wikipedia.org/wiki/Riemannian_geometry" xlink:type="simple">Riemanni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ckingham π theorem</text:p>
          </table:table-cell>
          <table:table-cell office:value-type="string" calcext:value-type="string">
            <text:p><text:a xlink:href="https://en.wikipedia.org/wiki/Dimensional_analysis" xlink:type="simple">Dimensional analysis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ke's theorem</text:p>
          </table:table-cell>
          <table:table-cell office:value-type="string" calcext:value-type="string">
            <text:p><text:span text:style-name="T2"><text:a xlink:href="https://en.wikipedia.org/wiki/Probability_theory" xlink:type="simple">Probability theory</text:a></text:span><text:span text:style-name="T2"> /</text:span> <text:a xlink:href="https://en.wikipedia.org/wiki/Queueing_theory" xlink:type="simple">Queueing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nside's theorem</text:p>
          </table:table-cell>
          <table:table-cell office:value-type="string" calcext:value-type="string">
            <text:p><text:a xlink:href="https://en.wikipedia.org/wiki/Group_theory" xlink:type="simple">Group theory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emann's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tterfly theorem</text:p>
          </table:table-cell>
          <table:table-cell office:value-type="string" calcext:value-type="string">
            <text:p><text:span text:style-name="T1"><text:a xlink:href="https://en.wikipedia.org/wiki/Euclidean_geometry" xlink:type="simple">Euclidean geometry</text:a></text:span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meron–Marti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–Bernstein–Schroeder theorem</text:p>
          </table:table-cell>
          <table:table-cell office:value-type="string" calcext:value-type="string">
            <text:p><text:s/>(Set theory, 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intersectio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or's theorem</text:p>
          </table:table-cell>
          <table:table-cell office:value-type="string" calcext:value-type="string">
            <text:p><text:s/>(Set theory, Cantor's diagonal argumen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–Jacobi–Lie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istence theorem</text:p>
          </table:table-cell>
          <table:table-cell office:value-type="string" calcext:value-type="string">
            <text:p><text:s/>(ordinary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extens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conformal mapp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convex hul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athéodory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isti fixed point theorem</text:p>
          </table:table-cell>
          <table:table-cell office:value-type="string" calcext:value-type="string">
            <text:p><text:s/>(fixed poin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eson–Jacob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lson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michael's theorem</text:p>
          </table:table-cell>
          <table:table-cell office:value-type="string" calcext:value-type="string">
            <text:p><text:s/>(Fibonacci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not's 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Dieudonné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Hadamard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ähler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–Kuranishi prolongation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rtan's theorems A and B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ey'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elnuovo–de Franchi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stigliano's first and second theorems</text:p>
          </table:table-cell>
          <table:table-cell office:value-type="string" calcext:value-type="string">
            <text:p><text:s/>(structur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 integral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Hadamard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–Kowalevski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uchy's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Bacharach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Hamilton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–Salmon theorem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yley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ntral limit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sàro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v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asles's theorem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ebotarev's density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ng's eigenvalue comparison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rn–Gauss–Bonnet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Shephard–Todd theorem</text:p>
          </table:table-cell>
          <table:table-cell office:value-type="string" calcext:value-type="string">
            <text:p><text:s/>(finit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–Warning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evalley's structure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nese remaind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i's theorem on completely positive maps</text:p>
          </table:table-cell>
          <table:table-cell office:value-type="string" calcext:value-type="string">
            <text:p><text:s/>(operato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enumer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msky–Schützenberger representation theorem</text:p>
          </table:table-cell>
          <table:table-cell office:value-type="string" calcext:value-type="string">
            <text:p><text:s/>(formal languag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quet–Bishop–de Leeuw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's theorem </text:p>
          </table:table-cell>
          <table:table-cell office:value-type="string" calcext:value-type="string">
            <text:p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owla–Mordell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urch–Rosser theorem</text:p>
          </table:table-cell>
          <table:table-cell office:value-type="string" calcext:value-type="string">
            <text:p><text:s/>(lambda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iraut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peyron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rk–Ocon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ssification of finite simple groups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ausiu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circle theorems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ifford's theorem on special divisors </text:p>
          </table:table-cell>
          <table:table-cell office:value-type="string" calcext:value-type="string">
            <text:p>(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grap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osed rang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uster decomposition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ase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chran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dd's theorem</text:p>
          </table:table-cell>
          <table:table-cell office:value-type="string" calcext:value-type="string">
            <text:p><text:s/>(relational mode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en structure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hn's irreducibility criterion</text:p>
          </table:table-cell>
          <table:table-cell office:value-type="string" calcext:value-type="string">
            <text:p><text:s/>(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leman–Mandula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andino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utation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act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pression theorem</text:p>
          </table:table-cell>
          <table:table-cell office:value-type="string" calcext:value-type="string">
            <text:p><text:s/>(computational complexity theory) (structur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ley–Zehnder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ervativity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chord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ant rank theorem</text:p>
          </table:table-cell>
          <table:table-cell office:value-type="string" calcext:value-type="string">
            <text:p><text:s/>( multivariate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inuous mapping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volution theorem</text:p>
          </table:table-cell>
          <table:table-cell office:value-type="string" calcext:value-type="string">
            <text:p><text:s/>(Fourier trans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ok's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ers theorem</text:p>
          </table:table-cell>
          <table:table-cell office:value-type="string" calcext:value-type="string">
            <text:p><text:s/>(arithmetic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ona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urcelle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x's theorem</text:p>
          </table:table-cell>
          <table:table-cell office:value-type="string" calcext:value-type="string">
            <text:p><text:s/>(probability found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PCTC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interpolati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ig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–Wold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er's theorem</text:p>
          </table:table-cell>
          <table:table-cell office:value-type="string" calcext:value-type="string">
            <text:p><text:s/>(algebraic curves) (analyt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's theorem</text:p>
          </table:table-cell>
          <table:table-cell office:value-type="string" calcext:value-type="string">
            <text:p><text:s/>(large deviations) 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amér’s decomposition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itical lin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oks fluctu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ossbar theorem</text:p>
          </table:table-cell>
          <table:table-cell office:value-type="string" calcext:value-type="string">
            <text:p><text:s/>(Euclidean 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rystallographic restriction theorem</text:p>
          </table:table-cell>
          <table:table-cell office:value-type="string" calcext:value-type="string">
            <text:p><text:s/>(group theory, crystallograph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rtis–Hedlund–Lyndon theorem</text:p>
          </table:table-cell>
          <table:table-cell office:value-type="string" calcext:value-type="string">
            <text:p><text:s/>(cellular automat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t-elimination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ybenko theorem</text:p>
          </table:table-cell>
          <table:table-cell office:value-type="string" calcext:value-type="string">
            <text:p><text:s/>(neural network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andelin's theorem</text:p>
          </table:table-cell>
          <table:table-cell office:value-type="string" calcext:value-type="string">
            <text:p><text:s/>(solid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nskin's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rboux'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enport–Schmidt theorem</text:p>
          </table:table-cell>
          <table:table-cell office:value-type="string" calcext:value-type="string">
            <text:p><text:s/>(number theory, 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wson–Gärtner theorem</text:p>
          </table:table-cell>
          <table:table-cell office:value-type="string" calcext:value-type="string">
            <text:p><text:s/>(asymptot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anges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's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incidenc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Bruijn–Erdő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inetti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Franchis theorem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Gua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Moivre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 Rham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duction theorem</text:p>
          </table:table-cell>
          <table:table-cell office:value-type="string" calcext:value-type="string">
            <text:p><text:s/>(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njoy–Carlem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argues's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scartes's theorem on total angular defect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ler–Dress theorem</text:p>
          </table:table-cell>
          <table:table-cell office:value-type="string" calcext:value-type="string">
            <text:p><text:s/>(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worth's theorem</text:p>
          </table:table-cell>
          <table:table-cell office:value-type="string" calcext:value-type="string">
            <text:p><text:s/>(combinatorics, 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ostratus' theorem</text:p>
          </table:table-cell>
          <table:table-cell office:value-type="string" calcext:value-type="string">
            <text:p><text:s/>(geometry,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mension theorem for vector spaces</text:p>
          </table:table-cell>
          <table:table-cell office:value-type="string" calcext:value-type="string">
            <text:p><text:s/>(vector spaces, 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ni's theorem</text:p>
          </table:table-cell>
          <table:table-cell office:value-type="string" calcext:value-type="string">
            <text:p><text:s/>(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ac's theorems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approximation theorem</text:p>
          </table:table-cell>
          <table:table-cell office:value-type="string" calcext:value-type="string">
            <text:p><text:s/>(Diophantine approxim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theorem on arithmetic progression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richlet's unit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integrat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vergence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minated convergence theorem</text:p>
          </table:table-cell>
          <table:table-cell office:value-type="string" calcext:value-type="string">
            <text:p><text:s/>(Lebesgue 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aldson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nsker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's martingale convergence theorems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ob–Meyer decomposit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dley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ggan–Schwartz theorem</text:p>
          </table:table-cell>
          <table:table-cell office:value-type="string" calcext:value-type="string">
            <text:p><text:s/>(vot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Petti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nford–Schwart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Earnshaw's theorem</text:p>
          </table:table-cell>
          <table:table-cell office:value-type="string" calcext:value-type="string">
            <text:p><text:s/>(electrost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aston's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berlein–Šmulian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-of-the-wedge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dgeworth's limit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gorov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hresmann's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ilenberg–Zilber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tzur'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velope theorem</text:p>
          </table:table-cell>
          <table:table-cell office:value-type="string" calcext:value-type="string">
            <text:p><text:s/>(calculus of var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al incircle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distributio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quipartition theorem</text:p>
          </table:table-cell>
          <table:table-cell office:value-type="string" calcext:value-type="string">
            <text:p><text:s/>(ergodic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Anning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Dushnik–Miller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allai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Ginzburg–Ziv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ac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Ko–Rado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Nagy theorem</text:p>
          </table:table-cell>
          <table:table-cell office:value-type="string" calcext:value-type="string">
            <text:p><text:s/>(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Pósa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Rado theorem</text:p>
          </table:table-cell>
          <table:table-cell office:value-type="string" calcext:value-type="string">
            <text:p><text:s/>(se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rdős–Ston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clid–Eul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quadrilateral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polyhedron theorem</text:p>
          </table:table-cell>
          <table:table-cell office:value-type="string" calcext:value-type="string">
            <text:p><text:s/>(polyhed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rotatio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in geometry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uler's theorem on homogeneous functions</text:p>
          </table:table-cell>
          <table:table-cell office:value-type="string" calcext:value-type="string">
            <text:p><text:s/>(multivariate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hange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cision theorem</text:p>
          </table:table-cell>
          <table:table-cell office:value-type="string" calcext:value-type="string">
            <text:p><text:s/>(homolog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angle theorem</text:p>
          </table:table-cell>
          <table:table-cell office:value-type="string" calcext:value-type="string">
            <text:p><text:s/>(triangl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reme value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F. and M. Riesz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WL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tings's theorem</text:p>
          </table:table-cell>
          <table:table-cell office:value-type="string" calcext:value-type="string">
            <text:p><text:s/>(diophanti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rrell–Markushevich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áry–Milnor theorem</text:p>
          </table:table-cell>
          <table:table-cell office:value-type="string" calcext:value-type="string">
            <text:p><text:s/>(kno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tou–Lebesgue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ustman–Ohli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it–Thompson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duality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nchel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ast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littl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 on sums of two square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's theorem</text:p>
          </table:table-cell>
          <table:table-cell office:value-type="string" calcext:value-type="string">
            <text:p><text:s/>(stationary points) 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mat polygonal numb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nique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rrero–Washington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ell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valu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sler–Hadwiger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 separatio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sher–Tippett–Gnedenko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tting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ircles theorem</text:p>
          </table:table-cell>
          <table:table-cell office:value-type="string" calcext:value-type="string">
            <text:p><text:s/>(circ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ve col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xed-point theorems in infinite-dimensional spac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quet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dissip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uctuation theorem</text:p>
          </table:table-cell>
          <table:table-cell office:value-type="string" calcext:value-type="string">
            <text:p><text:s/>(statist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d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cal subgroup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ster's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 color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-vertex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inversion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urier theorem</text:p>
          </table:table-cell>
          <table:table-cell office:value-type="string" calcext:value-type="string">
            <text:p><text:s/>(harmonic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nel–Landau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aňková–Helly selectio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dholm'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dlin–Wentzell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iman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udenthal suspension theorem</text:p>
          </table:table-cell>
          <table:table-cell office:value-type="string" calcext:value-type="string">
            <text:p><text:s/>(homotop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eyd's adjoint functor theorem</text:p>
          </table:table-cell>
          <table:table-cell office:value-type="string" calcext:value-type="string">
            <text:p><text:s/>(categor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determinan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reciprocity theorem</text:p>
          </table:table-cell>
          <table:table-cell office:value-type="string" calcext:value-type="string">
            <text:p><text:s/>(group represent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s/>(foli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benius theorem</text:p>
          </table:table-cell>
          <table:table-cell office:value-type="string" calcext:value-type="string">
            <text:p><text:s/>(abstract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oda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rucht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</text:p>
          </table:table-cell>
          <table:table-cell office:value-type="string" calcext:value-type="string">
            <text:p><text:s/>(integr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bini's theorem on differentiation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chs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glede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l employment theorem</text:p>
          </table:table-cell>
          <table:table-cell office:value-type="string" calcext:value-type="string">
            <text:p><text:s/>(theoretical computer scien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lton–Hansen connectednes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lgebra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bitrage-free pricing</text:p>
          </table:table-cell>
          <table:table-cell office:value-type="string" calcext:value-type="string">
            <text:p><text:s/>(financial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arithmetic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f calculus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 on homomorphisms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ndamental theorems of welfare economics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Galvin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's Theorema Egregiu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Bonnet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Luca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Markov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uss–Wantzel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Mazur theorem</text:p>
          </table:table-cell>
          <table:table-cell office:value-type="string" calcext:value-type="string">
            <text:p><text:s/>(Banach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and–Naimark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fond–Schneider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ometric mean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rshgorin circle theorem</text:p>
          </table:table-cell>
          <table:table-cell office:value-type="string" calcext:value-type="string">
            <text:p><text:s/>(matrix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bbard–Satterthwaite theorem</text:p>
          </table:table-cell>
          <table:table-cell office:value-type="string" calcext:value-type="string">
            <text:p><text:s/>(voting metho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rsanov's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aisher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eason's theorem</text:p>
          </table:table-cell>
          <table:table-cell office:value-type="string" calcext:value-type="string">
            <text:p><text:s/>(Hilbert space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livenko–Cantelli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dard–Thorn theorem</text:p>
          </table:table-cell>
          <table:table-cell office:value-type="string" calcext:value-type="string">
            <text:p><text:s/>(vertex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complete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ödel's incompletenes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dunov's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ing-up and going-down theorems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berg–Sach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ie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ine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dstone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lod–Shafarevich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mory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odstein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rdon–Newell theorem</text:p>
          </table:table-cell>
          <table:table-cell office:value-type="string" calcext:value-type="string">
            <text:p><text:s/>(queue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ottesman–Knill theorem</text:p>
          </table:table-cell>
          <table:table-cell office:value-type="string" calcext:value-type="string">
            <text:p><text:s/>(quantum comput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dient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ph structure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auert–Riemenschneider vanish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at orthogonality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–Tao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een's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inberg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compactness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's theorem on groups of polynomial growth</text:p>
          </table:table-cell>
          <table:table-cell office:value-type="string" calcext:value-type="string">
            <text:p><text:s/>(geometric 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mov–Ruh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ss–Zagi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–Hirzebruch–Riemann–Roch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othendieck's connectednes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ötzsch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sky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nwald–Wang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rushko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-cobordism theorem</text:p>
          </table:table-cell>
          <table:table-cell office:value-type="string" calcext:value-type="string">
            <text:p><text:s/>(differential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-theorem</text:p>
          </table:table-cell>
          <table:table-cell office:value-type="string" calcext:value-type="string">
            <text:p><text:s/>(thermodyna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's theorem</text:p>
          </table:table-cell>
          <table:table-cell office:value-type="string" calcext:value-type="string">
            <text:p><text:s/>(quantum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ag–Łopuszański–Sohniu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boush's theorem</text:p>
          </table:table-cell>
          <table:table-cell office:value-type="string" calcext:value-type="string">
            <text:p><text:s/>(algebraic groups, representation theory, invarian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circle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amard three-line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dwiger's theorem</text:p>
          </table:table-cell>
          <table:table-cell office:value-type="string" calcext:value-type="string">
            <text:p><text:s/>(geometry, 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decomposition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 embedding theorem</text:p>
          </table:table-cell>
          <table:table-cell office:value-type="string" calcext:value-type="string">
            <text:p><text:s/>(ordered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iry ball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Banac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Kolmogorov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hn–Mazurkiewicz theorem</text:p>
          </table:table-cell>
          <table:table-cell office:value-type="string" calcext:value-type="string">
            <text:p><text:s/>(continuum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jnal–Szemerédi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es–Jewett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l's marriage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pern–Läuchli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 sandwich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mersley–Clifford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maximal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Littlewood tauberia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dy–Ramanujan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 theorem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sh–Chandra's regularity theorem</text:p>
          </table:table-cell>
          <table:table-cell office:value-type="string" calcext:value-type="string">
            <text:p><text:s/>(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curve theorem</text:p>
          </table:table-cell>
          <table:table-cell office:value-type="string" calcext:value-type="string">
            <text:p><text:s/>(real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nack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man–Grobman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–Rosenthal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togs's extension theorem</text:p>
          </table:table-cell>
          <table:table-cell office:value-type="string" calcext:value-type="string">
            <text:p><text:s/>(several complex variabl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 norm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's theorem on elliptic curves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Arf theorem</text:p>
          </table:table-cell>
          <table:table-cell office:value-type="string" calcext:value-type="string">
            <text:p><text:s/>(local class field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sse–Minkowski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ckscher–Ohlin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Borel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ine–Cantor theorem</text:p>
          </table:table-cell>
          <table:table-cell office:value-type="string" calcext:value-type="string">
            <text:p><text:s/>(metr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inger–Toeplitz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mann–Feynma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–Bray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selection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ly's theorem</text:p>
          </table:table-cell>
          <table:table-cell office:value-type="string" calcext:value-type="string">
            <text:p><text:s/>(convex set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 theorem</text:p>
          </table:table-cell>
          <table:table-cell office:value-type="string" calcext:value-type="string">
            <text:p><text:s/>(classical mechanics) 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mholtz's theorems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's theorem</text:p>
          </table:table-cell>
          <table:table-cell office:value-type="string" calcext:value-type="string">
            <text:p><text:s/>(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rbrand–Ribet theorem</text:p>
          </table:table-cell>
          <table:table-cell office:value-type="string" calcext:value-type="string">
            <text:p><text:s/>(cyclotomic fie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man's embedding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basis theorem</text:p>
          </table:table-cell>
          <table:table-cell office:value-type="string" calcext:value-type="string">
            <text:p><text:s/>(commutative algebra,invariant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Nullstellensatz</text:p>
          </table:table-cell>
          <table:table-cell office:value-type="string" calcext:value-type="string">
            <text:p><text:s/>(theorem of zeroes) (commutative algebra,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chmidt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Speiser theorem</text:p>
          </table:table-cell>
          <table:table-cell office:value-type="string" calcext:value-type="string">
            <text:p><text:s/>(cyclotomic fie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–Waring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irreducibility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syzygy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's theorem 90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bert projection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lle–Yosida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dman's theorem</text:p>
          </table:table-cell>
          <table:table-cell office:value-type="string" calcext:value-type="string">
            <text:p><text:s/>(Ramse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nge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onaka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 signature theorem</text:p>
          </table:table-cell>
          <table:table-cell office:value-type="string" calcext:value-type="string">
            <text:p><text:s/>(topology, 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rzebruch–Riemann–Roch theorem</text:p>
          </table:table-cell>
          <table:table-cell office:value-type="string" calcext:value-type="string">
            <text:p><text:s/>(complex 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jelmslev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bby–Rice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dge index theorem</text:p>
          </table:table-cell>
          <table:table-cell office:value-type="string" calcext:value-type="string">
            <text:p><text:s/>(algebraic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henberg–Kohn theorems</text:p>
          </table:table-cell>
          <table:table-cell office:value-type="string" calcext:value-type="string">
            <text:p><text:s/>("Density Functional Theory"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ölder's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ditch's theorem</text:p>
          </table:table-cell>
          <table:table-cell office:value-type="string" calcext:value-type="string">
            <text:p><text:s/>(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land's schema theorem</text:p>
          </table:table-cell>
          <table:table-cell office:value-type="string" calcext:value-type="string">
            <text:p><text:s/>(genetic algorith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lmström's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pf–Rinow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ewicz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automorphisms theorem</text:p>
          </table:table-cell>
          <table:table-cell office:value-type="string" calcext:value-type="string">
            <text:p><text:s/>(algebraic curv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normed division algebr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rwitz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Identity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entity theorem for Riemann surfaces</text:p>
          </table:table-cell>
          <table:table-cell office:value-type="string" calcext:value-type="string">
            <text:p><text:s/>(Riemann surfac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merman–Szelepcsényi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licit function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crement theorem</text:p>
          </table:table-cell>
          <table:table-cell office:value-type="string" calcext:value-type="string">
            <text:p><text:s/>(mathemat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finite monke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oot theorem</text:p>
          </table:table-cell>
          <table:table-cell office:value-type="string" calcext:value-type="string">
            <text:p><text:s/>(algebra, polynomial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itial value theorem</text:p>
          </table:table-cell>
          <table:table-cell office:value-type="string" calcext:value-type="string">
            <text:p><text:s/>(integral transfor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gral representation theorem for classical Wiener space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mediate value theorem</text:p>
          </table:table-cell>
          <table:table-cell office:value-type="string" calcext:value-type="string">
            <text:p><text:s/>(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cept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chord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ng secants theorem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ersection theorem</text:p>
          </table:table-cell>
          <table:table-cell office:value-type="string" calcext:value-type="string">
            <text:p><text:s/>(projectiv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eigenvalues theorem</text:p>
          </table:table-cell>
          <table:table-cell office:value-type="string" calcext:value-type="string">
            <text:p><text:s/>(Linear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verse function theorem</text:p>
          </table:table-cell>
          <table:table-cell office:value-type="string" calcext:value-type="string">
            <text:p><text:s/>(vector calculu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escu-Tulcea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extension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morphism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operimetric theorem</text:p>
          </table:table-cell>
          <table:table-cell office:value-type="string" calcext:value-type="string">
            <text:p><text:s/>(curves, calculus of variations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ackson's theorem</text:p>
          </table:table-cell>
          <table:table-cell office:value-type="string" calcext:value-type="string">
            <text:p><text:s/>(queue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i's four-squar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 density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Bourbaki theorem</text:p>
          </table:table-cell>
          <table:table-cell office:value-type="string" calcext:value-type="string">
            <text:p><text:s/>(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cobson–Morozov theorem</text:p>
          </table:table-cell>
          <table:table-cell office:value-type="string" calcext:value-type="string">
            <text:p><text:s/>(Li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polygons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panese theorem for concyclic quadrilaterals</text:p>
          </table:table-cell>
          <table:table-cell office:value-type="string" calcext:value-type="string">
            <text:p><text:s/>(Euclide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hn ellipsoid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 curve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Hölder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önflies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–Schur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rdan's theorem</text:p>
          </table:table-cell>
          <table:table-cell office:value-type="string" calcext:value-type="string">
            <text:p><text:s/>(multiply transitive groups) 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oubert's theorem</text:p>
          </table:table-cell>
          <table:table-cell office:value-type="string" calcext:value-type="string">
            <text:p><text:s/>(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ng's theorem</text:p>
          </table:table-cell>
          <table:table-cell office:value-type="string" calcext:value-type="string">
            <text:p><text:s/>(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kat–Richert theorem</text:p>
          </table:table-cell>
          <table:table-cell office:value-type="string" calcext:value-type="string">
            <text:p><text:s/>(analytic number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Kachurovskii's theorem</text:p>
          </table:table-cell>
          <table:table-cell office:value-type="string" calcext:value-type="string">
            <text:p><text:s/>(conv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amori–McAloon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torovich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 density theorem</text:p>
          </table:table-cell>
          <table:table-cell office:value-type="string" calcext:value-type="string">
            <text:p><text:s/>(von Neumann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lansky's theorem on quadratic forms</text:p>
          </table:table-cell>
          <table:table-cell office:value-type="string" calcext:value-type="string">
            <text:p><text:s/>(quadratic for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hunen–Loève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p–Lipton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tz–Lang finitenes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mata–Viehweg vanish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wasaki's theorem</text:p>
          </table:table-cell>
          <table:table-cell office:value-type="string" calcext:value-type="string">
            <text:p><text:s/>(paper fold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vin's circulation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mpf–Nes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aritonov's theorem</text:p>
          </table:table-cell>
          <table:table-cell office:value-type="string" calcext:value-type="string">
            <text:p><text:s/>(contro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inchin's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ling–Hopf theorem</text:p>
          </table:table-cell>
          <table:table-cell office:value-type="string" calcext:value-type="string">
            <text:p><text:s/>(Riemannian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by–Paris theorem</text:p>
          </table:table-cell>
          <table:table-cell office:value-type="string" calcext:value-type="string">
            <text:p><text:s/>(proof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chhoff's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szbraun theorem</text:p>
          </table:table-cell>
          <table:table-cell office:value-type="string" calcext:value-type="string">
            <text:p><text:s/>(Lipschitz continu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 fixed-point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leene's recursion theorem</text:p>
          </table:table-cell>
          <table:table-cell office:value-type="string" calcext:value-type="string">
            <text:p><text:s/>(recur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aster–Tarski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neser's theorem</text:p>
          </table:table-cell>
          <table:table-cell office:value-type="string" calcext:value-type="string">
            <text:p><text:s/>(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chen–Specker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embedding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daira vanishing theorem</text:p>
          </table:table-cell>
          <table:table-cell office:value-type="string" calcext:value-type="string">
            <text:p><text:s/>(complex manifold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ebe 1/4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 extension theorem</text:p>
          </table:table-cell>
          <table:table-cell office:value-type="string" calcext:value-type="string">
            <text:p><text:s/>(stochastic process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's three-series theorem</text:p>
          </table:table-cell>
          <table:table-cell office:value-type="string" calcext:value-type="string">
            <text:p><text:s/>(mathematical serie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 representation theorem</text:p>
          </table:table-cell>
          <table:table-cell office:value-type="string" calcext:value-type="string">
            <text:p><text:s/>(real analysis, approxim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lmogorov–Arnold–Moser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őnig's theorem</text:p>
          </table:table-cell>
          <table:table-cell office:value-type="string" calcext:value-type="string">
            <text:p><text:s/>(graph theory) (bipartite grap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kinetics) 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nig's theorem</text:p>
          </table:table-cell>
          <table:table-cell office:value-type="string" calcext:value-type="string">
            <text:p><text:s/>(set theory) (cardinal number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övari–Sós–Turán theorem</text:p>
          </table:table-cell>
          <table:table-cell office:value-type="string" calcext:value-type="string">
            <text:p><text:s/>(graph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ft–McMillan theorem</text:p>
          </table:table-cell>
          <table:table-cell office:value-type="string" calcext:value-type="string">
            <text:p><text:s/>(cod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amers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in–Milman theorem</text:p>
          </table:table-cell>
          <table:table-cell office:value-type="string" calcext:value-type="string">
            <text:p><text:s/>(mathematical analysis, discret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ener's theorem</text:p>
          </table:table-cell>
          <table:table-cell office:value-type="string" calcext:value-type="string">
            <text:p><text:s/>(contro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's theorem</text:p>
          </table:table-cell>
          <table:table-cell office:value-type="string" calcext:value-type="string">
            <text:p><text:s/>(diophantine approximatio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onecker–Weber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's principal ideal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ll–Schmidt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's tree theorem</text:p>
          </table:table-cell>
          <table:table-cell office:value-type="string" calcext:value-type="string">
            <text:p><text:s/>(ord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uskal–Katona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rylov–Bogolyubov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hn's theorem</text:p>
          </table:table-cell>
          <table:table-cell office:value-type="string" calcext:value-type="string">
            <text:p><text:s/>(game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iper's theorem</text:p>
          </table:table-cell>
          <table:table-cell office:value-type="string" calcext:value-type="string">
            <text:p><text:s/>(operator theory,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ünneth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osh subgroup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tta–Joukowski theorem</text:p>
          </table:table-cell>
          <table:table-cell office:value-type="string" calcext:value-type="string">
            <text:p><text:s/>(phys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ōmura's theorem</text:p>
          </table:table-cell>
          <table:table-cell office:value-type="string" calcext:value-type="string">
            <text:p><text:s/>(measure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-balance theorem</text:p>
          </table:table-cell>
          <table:table-cell office:value-type="string" calcext:value-type="string">
            <text:p><text:s/>(finit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dner's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fforgue's theorem</text:p>
          </table:table-cell>
          <table:table-cell office:value-type="string" calcext:value-type="string">
            <text:p><text:s/>(algebraic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office:value-type="string" calcext:value-type="string">
            <text:p><text:s/>(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's four-square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inversion theorem</text:p>
          </table:table-cell>
          <table:table-cell office:value-type="string" calcext:value-type="string">
            <text:p><text:s/>(mathematical analysis,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range reversion theorem</text:p>
          </table:table-cell>
          <table:table-cell office:value-type="string" calcext:value-type="string">
            <text:p><text:s/>(mathematical analysis, 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bek–Moser theorem</text:p>
          </table:table-cell>
          <table:table-cell office:value-type="string" calcext:value-type="string">
            <text:p><text:s/>(combinator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i's theorem</text:p>
          </table:table-cell>
          <table:table-cell office:value-type="string" calcext:value-type="string">
            <text:p><text:s/>(st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au prime ideal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sker–Noether theorem</text:p>
          </table:table-cell>
          <table:table-cell office:value-type="string" calcext:value-type="string">
            <text:p><text:s/>(commutativ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ttice theorem</text:p>
          </table:table-cell>
          <table:table-cell office:value-type="string" calcext:value-type="string">
            <text:p><text:s/>(abstract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ent expansion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uricella's theorem</text:p>
          </table:table-cell>
          <table:table-cell office:value-type="string" calcext:value-type="string">
            <text:p><text:s/>(function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Milgram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Richtmyer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x–Wendroff theorem</text:p>
          </table:table-cell>
          <table:table-cell office:value-type="string" calcext:value-type="string">
            <text:p><text:s/>(numeric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covering dimension</text:p>
          </table:table-cell>
          <table:table-cell office:value-type="string" calcext:value-type="string">
            <text:p><text:s/>(dimen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composition theorem</text:p>
          </table:table-cell>
          <table:table-cell office:value-type="string" calcext:value-type="string">
            <text:p><text:s/>(dimen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's density theorem</text:p>
          </table:table-cell>
          <table:table-cell office:value-type="string" calcext:value-type="string">
            <text:p><text:s/>(dimens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 Hwa Chung theorem</text:p>
          </table:table-cell>
          <table:table-cell office:value-type="string" calcext:value-type="string">
            <text:p><text:s/>(symplect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esgue differentiation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 Cam's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e–Yang theorem</text:p>
          </table:table-cell>
          <table:table-cell office:value-type="string" calcext:value-type="string">
            <text:p><text:s/>(statistical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fixed-point theorem</text:p>
          </table:table-cell>
          <table:table-cell office:value-type="string" calcext:value-type="string">
            <text:p><text:s/>(fixed points, 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–Hopf theorem</text:p>
          </table:table-cell>
          <table:table-cell office:value-type="string" calcext:value-type="string">
            <text:p><text:s/>(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hyperplane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schetz theorem on (1,1)-classes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hmann–Scheffé theorem</text:p>
          </table:table-cell>
          <table:table-cell office:value-type="string" calcext:value-type="string">
            <text:p><text:s/>(statis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's theorem</text:p>
          </table:table-cell>
          <table:table-cell office:value-type="string" calcext:value-type="string">
            <text:p><text:s/>(algebraic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ay–Hirsch theorem</text:p>
          </table:table-cell>
          <table:table-cell office:value-type="string" calcext:value-type="string">
            <text:p><text:s/>(algebra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rner symmetry theorem</text:p>
          </table:table-cell>
          <table:table-cell office:value-type="string" calcext:value-type="string">
            <text:p><text:s/>(econom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ster's theorem</text:p>
          </table:table-cell>
          <table:table-cell office:value-type="string" calcext:value-type="string">
            <text:p><text:s/>(Euclidean plane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's theorem</text:p>
          </table:table-cell>
          <table:table-cell office:value-type="string" calcext:value-type="string">
            <text:p><text:s/>(Lie grou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vitzky's theorem</text:p>
          </table:table-cell>
          <table:table-cell office:value-type="string" calcext:value-type="string">
            <text:p><text:s/>(ring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 continuit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évy's modulus of continuity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 twist theorem</text:p>
          </table:table-cell>
          <table:table-cell office:value-type="string" calcext:value-type="string">
            <text:p><text:s/>(geometric topolog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ckorish–Wallace theorem</text:p>
          </table:table-cell>
          <table:table-cell office:value-type="string" calcext:value-type="string">
            <text:p><text:s/>(3-manifold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eorem</text:p>
          </table:table-cell>
          <table:table-cell office:value-type="string" calcext:value-type="string">
            <text:p><text:s/>(Lie algebr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's third theorem</text:p>
          </table:table-cell>
          <table:table-cell office:value-type="string" calcext:value-type="string">
            <text:p><text:s/>(Lie gro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Palais theorem</text:p>
          </table:table-cell>
          <table:table-cell office:value-type="string" calcext:value-type="string">
            <text:p><text:s/>(differential geomet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mann–Weierstrass theorem</text:p>
          </table:table-cell>
          <table:table-cell office:value-type="string" calcext:value-type="string">
            <text:p><text:s/>(transcendental 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e–Kolchin theorem</text:p>
          </table:table-cell>
          <table:table-cell office:value-type="string" calcext:value-type="string">
            <text:p><text:s/>(algebraic groups, representation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énard's theorem</text:p>
          </table:table-cell>
          <table:table-cell office:value-type="string" calcext:value-type="string">
            <text:p><text:s/>(dynamical system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elöf's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dström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congruence theorem</text:p>
          </table:table-cell>
          <table:table-cell office:value-type="string" calcext:value-type="string">
            <text:p><text:s/>(number theory, modular arithmet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ear speedup theorem</text:p>
          </table:table-cell>
          <table:table-cell office:value-type="string" calcext:value-type="string">
            <text:p><text:s/>(computational complex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nnik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ns–Lax–Milgram theorem</text:p>
          </table:table-cell>
          <table:table-cell office:value-type="string" calcext:value-type="string">
            <text:p><text:s/>(partial differential equa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/>(complex analysis) (entire functi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/>(conformal mappings) (conformal mapping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ouville's theorem</text:p>
          </table:table-cell>
          <table:table-cell office:value-type="string" calcext:value-type="string">
            <text:p><text:s/>(Hamiltonian) (Hamiltonian mechan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b's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chs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oman–Menchoff theorem</text:p>
          </table:table-cell>
          <table:table-cell office:value-type="string" calcext:value-type="string">
            <text:p><text:s/>(complex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Łoś' theorem</text:p>
          </table:table-cell>
          <table:table-cell office:value-type="string" calcext:value-type="string">
            <text:p><text:s/>(model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öwenheim–Skolem theorem</text:p>
          </table:table-cell>
          <table:table-cell office:value-type="string" calcext:value-type="string">
            <text:p><text:s/>(mathematical logic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as's theorem</text:p>
          </table:table-cell>
          <table:table-cell office:value-type="string" calcext:value-type="string">
            <text:p><text:s/>(number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acs's proportion-sum independence theorem</text:p>
          </table:table-cell>
          <table:table-cell office:value-type="string" calcext:value-type="string">
            <text:p><text:s/>(probabilit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mer–Phillips theorem</text:p>
          </table:table-cell>
          <table:table-cell office:value-type="string" calcext:value-type="string">
            <text:p><text:s/>(semigroup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zin's theorem</text:p>
          </table:table-cell>
          <table:table-cell office:value-type="string" calcext:value-type="string">
            <text:p><text:s/>(real analysi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–Malkin theorem</text:p>
          </table:table-cell>
          <table:table-cell office:value-type="string" calcext:value-type="string">
            <text:p><text:s/>(stability theory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apunov's central limit theorem</text:p>
          </table:table-cell>
          <table:table-cell office:value-type="string" calcext:value-type="string">
            <text:p><text:s/>(probability theory)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M. Riesz extension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cMahon Master theorem (enumerative 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hler's compactness theorem (geometry of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hler's theorem (p-adic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ier's theorem (analyt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grange preparation theorem (singular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lgrange–Ehrenpreis theorem (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in–Drinfeld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nn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cinkiewicz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den's theorem (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ur's control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gelyan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ginal value theorem (bi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kus−Yamabe theorem (2D st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rtingale representation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on–Stothers theorem (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ter theorem (analysis of algorithms) (recurrence relations, asymptotic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chke's theorem (group represent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tiyasevich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flow min cut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 Noether's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al ergodic theorem (ergodic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imum power theorem (electrical circui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xwell's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y's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ur–Ulam theorem (normed sp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zur's torsion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n value theorem (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asurable Riemann mapping theorem (conformal mapping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llin inversio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elaus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nger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cer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min–Wagner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rtens's theorems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trization theorems (topological sp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usnier's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dy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hăilescu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iken–Taylor theorem (Ramse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liken's tree theorem (Ramse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lman–Pettis theorem (Banach spa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-max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imax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kowski's theorem (geometry of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kowski's second theorem (geometry of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kowski–Hlawka theorem (geometry of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los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quel's theorem (circl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rsky–Newman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chell's embedding theorem (categor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ttag-Leffler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igliani–Miller theorem (financ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dularity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hr–Mascheroni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ge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dromy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e class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otone convergence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Montel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ore–Aronszajn theorem (Hilbert spa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dell–Weil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au's theorem (conv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era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ley's categoricity theorem (mode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ley's trisector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rton's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stow rigidity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untain pass theorem (calculus of vari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ving equilibrium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nomial theorem (algebra, 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plication theorem (special func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ltiplicity-one theorem (group represent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mford vanishing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tual fund separation theorem (financial mathema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üntz–Szász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cielski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ers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yhill–Nerode theorem (formal language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Nachbin's theorem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gata's compactification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gata–Smirnov metrization theorem(gener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gell–Lutz theorem (elliptic 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poleon's theorem (triangl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sh embedding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ash–Moser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lander–Niremberg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ton's theorem about ovals (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ewton's theorem (quadrilateral)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comachus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elsen fixed-point theorem (fixed poin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elsen realization probl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elsen–Schreier theorem (fre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iven's theorem (mathema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cloning theorem (quantum comput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free lunch theorem (philosophy of mathema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hair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 wandering domain theorem (ergodic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broadcast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communication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ether's theorem (Lie groups, calculus of variations, differential invariants, 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Noether's second theorem (calculus of variations, 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ether's theorem on rationality for surfaces (algebraic surf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ddard–Thorn theorem (vertex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-trade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n-squeezing theorem (symplect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rton's theorem (electrical network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vikov's compact leaf theorem (foli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yquist–Shannon sampling theorem (information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Odd number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 mapping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en mapping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ical equivalence theorem (quantum optics) (quantum 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ptional stopping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bit theorem (Nagano–Sussmann) (contro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bit-stabilizer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e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licz–Petti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nstein theorem (ergodic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eledec theorem (ergodic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terwalder–Schrader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trowski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strowski–Hadamard gap theorem (complex analysi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PCP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ey's theorem (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ley–Wiener theorem (Fourier transfor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ndya theorem (nuclear 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pus's area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pus's centroid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ppus's hexagon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is–Harrington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ovicenko's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allel axi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seval's theorem (Fourier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rthasarathy's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cal's theorem (co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asch's theorem (ord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ano existence theorem (ordinary 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etre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ixoto's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nrose–Hawking singularity theorems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Pentagonal number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fect graph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li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pendicular axi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ron–Frobenius theorem (matrix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ter–Weyl theorem (represent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hragmén–Lindelöf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ard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ard–Lindelöf theorem (ordinary 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ckands–Balkema–de Haan theorem (extreme valu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tman–Koopman–Darmois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tot theorem (plan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zza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vot theorem (circl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ar separator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cherel theorem (Fourier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cherel theorem for spherical functions (represent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caré–Bendixson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caré–Birkhoff–Witt theorem (universal enveloping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caré–Hopf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caré duality theorem (algebraic topology of 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ncaré recurrence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isson limit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ólya enumeration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mpeiu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celet's closure theorem (co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ncelet–Steiner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itive energy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st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ynting'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eimage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ce'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e number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mitive element theorem (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cipal axis theorem (linear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incipal ideal theorem (algebra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khorov's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per base change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roth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seudorandom generator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tolemy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ythagorean theorem (geomet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<text:s text:c="4"/>Quillen–Suslin theorem (abstract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dratic reciprocity theore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antum threshold theorem (computer science) (theoretical 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Quotient of subspace theorem (functional analysi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Rademacher's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o's theorem (harmonic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on's theorem (convex se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don–Nikodym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ikov's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anujam vanishing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anujan–Skolem's theorem (diophantine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msey's theorem (graph theory, 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nk–nullity theorem (linear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o–Blackwell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shevsky–Chow theorem (contro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nal root theorem (algebra, 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ionality theorem (poli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tner's theorems (ergodic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auch comparison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édei's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eb sphere theorem (foli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eh–Schlieder theorem (local quantum 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lection theorem (algebra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gev's theorem (r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idemeister–Singer Theor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ider's theorem (algebraic surf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mmert–Stei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sidue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uschle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versed compound agent theorem (probabilit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ynolds transport theorem (fluid dyna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bet's theorem (elliptic 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e's theorem (recursion theory, 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e–Shapiro theorem (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chardson'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 mapping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 series theorem (mathematical seri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's existence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's theorem on removable singularities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–Roch theorem (Riemann surfaces, algebraic 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–Roch theorem for smooth manifolds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mann–Roch theorem for surfaces (algebraic surfac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Riemann singularity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sz representation theorem (functional analysis, Hilbert spa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sz–Fischer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esz–Thorin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ingel–Young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bin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ertson–Seymour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in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binson's joint consistency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khlin's theor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lle's theorem (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sser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ché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ché–Capelli theorem (Linear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h's theorem (triangl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uth–Hurwitz theorem (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nge'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bczynski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ll–Nardzewski fixed point theorem (functional analysis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–cobordism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ccheri–Legendre theorem (absolut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hlqvist correspondence theorem (mod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nt-Venant'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d's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rkovskii's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vitch's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zonov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aefer's dichotomy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auder fixed point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ilder's theorem (stochastic process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nyder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eier refinement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öder–Bernstein theorems for operator algebras (operator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roeder–Bernstein theorem for measurable spaces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ur's lemma (represent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ur's theorem (Ramse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ur–Zassenhaus theorem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artz kernel theorem (generalized func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artz–Zippel theorem (polynomi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arz–Ahlfors–Pick theorem (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hwenk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cott core theorem (3-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ifert–van Kampe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parating axis theorem (convex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–Hartley theorem (inform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's expansion theorem (Boolean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's source coding theorem (inform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ell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rshov–Cohn theorem (Jordan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rshov–Witt theorem (Lie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annon's theorem (information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hift theorem (differential operato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egel–Walfisz theorem (analytic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lverman–Toeplitz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mplicial approximatio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nkhorn's theorem (matrix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on's minimax theorem (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pser–Lautemann theorem (probabilistic complexity theory) (structur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u's semicontinuity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x circles theorem (circl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x exponentials theorem (transcendental 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lar's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da–El Mir theorem (complex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lem–Mahler–Lech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lem–Noether theorem (simple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rokhod's embedding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korokhod's representation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Śleszyński–Pringsheim theorem (continued frac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lutsky's theorem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mn theorem (recursion theory, 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bolev embedding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khatsky–Weierstrass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nnenschein–Mantel–Debreu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phie Germain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l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oundness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ace hierarchy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ht's theorem (matrix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ctral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edup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erner's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here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in–statistic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ague–Grundy theorem (combinatorial gam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queeze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hl's theorem (matri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llings theorem about ends of groups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llings–Zeema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nley's reciprocity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 of David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ark–Heegner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–Strömberg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er–Lehmus theorem (triangl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haus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initz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wart's theorem (plan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inespring factorization theorem (operato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irling's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kes's theorem (vector calculus, 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lper–Samuelson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lz–Cesàro theorem (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's representation theorem for Boolean algebras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's theorem on one-parameter unitary groups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–Tukey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–von Neumann theorem (functional analysis, representation theory of the Heisenber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roup, quantum mecha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–Weierstras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assmann's theorem (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ong perfect graph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ure theorem for finitely generated modules over a principal ideal domain (abstrac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ure theorem for Gaussian measures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ructured program theorem (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rm's theorem (theory of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urm–Picone comparison theorem (differential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bspace theorem (Diophantine approxim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pporting hyperplane theorem (convex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an's theorem (modul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ow theorems (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's determinant theorem (determinan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 pentahedral theorem (invariant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's law of inertia (quadratic for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lvester–Gallai theorem (plan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metric hypergraph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mphonic theorem (triangle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ynge's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.-Nagy's dilation theorem (operato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egő limit theorems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emerédi's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emerédi–Trotter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zpilrajn extension theorem (axiom of choice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Takagi existence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kens's theorem (dynamical syste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meness theorem (3-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gent-secant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rski's indefinability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ylor's theorem (calculu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ylor–Proudman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ennenbaum's theorem (mode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bit ibn Qurra's theorem (amicable number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ales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 duality theorem (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ébault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de Moivre–Laplace (probabil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the cube (algebraic varieti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the gnomon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f three moments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eorem on friends and strangers (Ramse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évenin's theorem (electrical circui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pson transitivity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pson uniqueness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omsen's theorem (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e's theorem (Diophantine equ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hue–Siegel–Roth theorem (diophantine approximation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etze extension theorem (gener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jdeman's theorem (diophantine equation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khonov fixed point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me hierarchy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chmarsh theorem (integral transform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chmarsh convolutio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its alternative (geometric group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da's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mita's theorem (operator algebra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nelli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kis's theorem (econom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ponogov's theorem (Riemanni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relli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ichotomy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ombi–Varadarajan theorem (Lie group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udinger's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sen's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nnell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tte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urán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Turán–Kubiliu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ychonoff's theorem (general topolog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Ugly duckling theorem (computer science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formization theorem (complex analysis, differential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versal approximation theorem (neural network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versal coefficient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mixedness theorem (algebraic geomet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aliant–Vazirani theorem (computational complexit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Aubel's theorem (quadrilateral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der Waerden's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Schooten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 Vleck's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ntieghem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arignon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ta's formulas (quadra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etoris–Begle mapping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nogradov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rial theorem (classical mechan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 convergence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 covering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tali–Hahn–Saks theorem (measure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viani's theorem (Euclidean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Neumann bicommutant theorem (function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Neumann's theorem (operato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on Staudt–Clausen theorem (number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Wagner's theorem (graph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dhausen's theorem (geometr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lter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ber's theorem (algebraic curve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dderburn's little theorem (ring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dderburn's theorem (abstract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erstrass–Casorati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erstrass factorization theorem (complex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erstrass preparation theorem (several complex variables, commutative algebra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inberg–Witten theorem (quantum field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ell-ordering theorem (mathematical logic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<text:s text:c="4"/>Whitehead theorem (homotopy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 embedding theorem (differential manifold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 extension theorem (mathematic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 immersion theorem (differential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hitney–Graustein Theorem (algebraic topolog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ck's theorem (phys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ner's tauberian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ener–Ikehara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gner–Eckart theorem (Clebsch–Gordan coefficient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kie's theorem (model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lson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itt's theorem (quadratic form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ld's theorem (statist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olstenholme's theorem (number theory)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Z*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J theorem (finite group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horski theorem (real analysi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ariski's main theorem (algebraic geomet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ckendorf's theorem (number theory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eilberger–Bressoud theorem (combinatorics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Zsigmondy's theorem (number theory)</text:p>
          </table:table-cell>
          <table:table-cell table:number-columns-repeated="4"/>
        </table:table-row>
      </table:table>
      <table:table table:name="Algorithm" table:style-name="ta1"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Field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reated By</text:p>
          </table:table-cell>
        </table:table-row>
        <table:table-row table:style-name="ro1">
          <table:table-cell office:value-type="string" calcext:value-type="string">
            <text:p><text:a xlink:href="https://en.wikipedia.org/wiki/Karatsuba_algorithm" xlink:type="simple">Karatsuba Multiplication</text:a></text:p>
          </table:table-cell>
          <table:table-cell table:style-name="ce1" office:value-type="string" calcext:value-type="string">
            <text:p>Number Theory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<text:a xlink:href="https://en.wikipedia.org/wiki/Anatoly_Karatsuba" xlink:type="simple">Anatoly Karatsuba</text:a></text:p>
          </table:table-cell>
        </table:table-row>
      </table:table>
      <table:table table:name="Sources" table:style-name="ta1">
        <table:table-column table:style-name="co9" table:default-cell-style-name="ce6"/>
        <table:table-column table:style-name="co10" table:default-cell-style-name="ce10"/>
        <table:table-row table:style-name="ro1">
          <table:table-cell table:style-name="ce13" office:value-type="string" calcext:value-type="string">
            <text:p>Organisations</text:p>
          </table:table-cell>
          <table:table-cell table:style-name="ce9" office:value-type="string" calcext:value-type="string">
            <text:p>Websites</text:p>
          </table:table-cell>
        </table:table-row>
        <table:table-row table:style-name="ro1">
          <table:table-cell office:value-type="string" calcext:value-type="string">
            <text:p>Irish Mathematical Society</text:p>
          </table:table-cell>
          <table:table-cell office:value-type="string" calcext:value-type="string">
            <text:p><text:a xlink:href="http://irishmathsoc.org/" xlink:type="simple">http://irishmathsoc.org/</text:a></text:p>
          </table:table-cell>
        </table:table-row>
        <table:table-row table:style-name="ro1">
          <table:table-cell office:value-type="string" calcext:value-type="string">
            <text:p>Science Direct</text:p>
          </table:table-cell>
          <table:table-cell office:value-type="string" calcext:value-type="string">
            <text:p><text:a xlink:href="https://www.sciencedirect.com/" xlink:type="simple">https://www.sciencedirect.com/</text:a></text:p>
          </table:table-cell>
        </table:table-row>
        <table:table-row table:style-name="ro1">
          <table:table-cell office:value-type="string" calcext:value-type="string">
            <text:p>Google Scholar</text:p>
          </table:table-cell>
          <table:table-cell office:value-type="string" calcext:value-type="string">
            <text:p><text:a xlink:href="https://scholar.google.com/" xlink:type="simple">https://scholar.google.com/</text:a></text:p>
          </table:table-cell>
        </table:table-row>
        <table:table-row table:style-name="ro1">
          <table:table-cell office:value-type="string" calcext:value-type="string">
            <text:p>Research Gate</text:p>
          </table:table-cell>
          <table:table-cell office:value-type="string" calcext:value-type="string">
            <text:p><text:a xlink:href="https://www.researchgate.net/" xlink:type="simple">https://www.researchgate.net/</text:a></text:p>
          </table:table-cell>
        </table:table-row>
        <table:table-row table:style-name="ro1">
          <table:table-cell office:value-type="string" calcext:value-type="string">
            <text:p>arXiv</text:p>
          </table:table-cell>
          <table:table-cell office:value-type="string" calcext:value-type="string">
            <text:p><text:a xlink:href="https://arxiv.org/" xlink:type="simple">https://arxiv.org/</text:a></text:p>
          </table:table-cell>
        </table:table-row>
        <table:table-row table:style-name="ro1">
          <table:table-cell office:value-type="string" calcext:value-type="string">
            <text:p>The On-Line Encyclopedia of Integer Sequences</text:p>
          </table:table-cell>
          <table:table-cell office:value-type="string" calcext:value-type="string">
            <text:p><text:a xlink:href="https://oeis.org/" xlink:type="simple">https://oeis.org/</text:a></text:p>
          </table:table-cell>
        </table:table-row>
        <table:table-row table:style-name="ro1">
          <table:table-cell office:value-type="string" calcext:value-type="string">
            <text:p>Numbers aplenty</text:p>
          </table:table-cell>
          <table:table-cell office:value-type="string" calcext:value-type="string">
            <text:p><text:a xlink:href="https://www.numbersaplenty.com/" xlink:type="simple">https://www.numbersaplenty.com/</text:a></text:p>
          </table:table-cell>
        </table:table-row>
        <table:table-row table:style-name="ro1">
          <table:table-cell table:style-name="ce7" office:value-type="string" calcext:value-type="string">
            <text:p>Mathworld Wolfram</text:p>
          </table:table-cell>
          <table:table-cell table:style-name="ce11" office:value-type="string" calcext:value-type="string">
            <text:p><text:a xlink:href="https://mathworld.wolfram.com/" xlink:type="simple">https://mathworld.wolfram.com/</text:a></text:p>
          </table:table-cell>
        </table:table-row>
        <table:table-row table:style-name="ro1">
          <table:table-cell table:style-name="ce7" office:value-type="string" calcext:value-type="string">
            <text:p>Institute for Advanced Study</text:p>
          </table:table-cell>
          <table:table-cell table:style-name="ce11" office:value-type="string" calcext:value-type="string">
            <text:p><text:a xlink:href="https://www.ias.edu/" xlink:type="simple">https://www.ias.edu/</text:a>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table:style-name="ce5" office:value-type="string" calcext:value-type="string">
            <text:p>Bloggers</text:p>
          </table:table-cell>
          <table:table-cell table:style-name="ce5" office:value-type="string" calcext:value-type="string">
            <text:p>Blogs</text:p>
          </table:table-cell>
        </table:table-row>
        <table:table-row table:style-name="ro1">
          <table:table-cell table:style-name="ce8" office:value-type="string" calcext:value-type="string">
            <text:p>Tai-Danae Bradley</text:p>
          </table:table-cell>
          <table:table-cell table:style-name="ce12" office:value-type="string" calcext:value-type="string">
            <text:p><text:a xlink:href="https://www.math3ma.com/" xlink:type="simple">https://www.math3ma.com/</text:a></text:p>
          </table:table-cell>
        </table:table-row>
        <table:table-row table:style-name="ro1">
          <table:table-cell office:value-type="string" calcext:value-type="string">
            <text:p>Alexander Bogomolny </text:p>
          </table:table-cell>
          <table:table-cell office:value-type="string" calcext:value-type="string">
            <text:p><text:a xlink:href="http://www.cut-the-knot.org/" xlink:type="simple">http://www.cut-the-knot.org/</text:a></text:p>
          </table:table-cell>
        </table:table-row>
        <table:table-row table:style-name="ro1">
          <table:table-cell office:value-type="string" calcext:value-type="string">
            <text:p>Maria Santos</text:p>
          </table:table-cell>
          <table:table-cell office:value-type="string" calcext:value-type="string">
            <text:p><text:a xlink:href="https://mariascrs.github.io/" xlink:type="simple">https://mariascrs.github.io/</text:a></text:p>
          </table:table-cell>
        </table:table-row>
        <table:table-row table:style-name="ro1">
          <table:table-cell table:style-name="ce7" office:value-type="string" calcext:value-type="string">
            <text:p>Terry Tao</text:p>
          </table:table-cell>
          <table:table-cell table:style-name="ce11" office:value-type="string" calcext:value-type="string">
            <text:p><text:a xlink:href="https://terrytao.wordpress.com/" xlink:type="simple">https://terrytao.wordpress.com/</text:a></text:p>
          </table:table-cell>
        </table:table-row>
      </table:table>
      <table:table table:name="Mathematicians" table:style-name="ta1">
        <table:table-column table:style-name="co11" table:default-cell-style-name="Default"/>
        <table:table-column table:style-name="co8" table:default-cell-style-name="ce21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Born</text:p>
          </table:table-cell>
          <table:table-cell office:value-type="string" calcext:value-type="string">
            <text:p>Field / Sub Fields</text:p>
          </table:table-cell>
          <table:table-cell office:value-type="string" calcext:value-type="string">
            <text:p>Works</text:p>
          </table:table-cell>
          <table:table-cell office:value-type="string" calcext:value-type="string">
            <text:p>OEIS</text:p>
          </table:table-cell>
          <table:table-cell office:value-type="string" calcext:value-type="string">
            <text:p>Numberphile</text:p>
          </table:table-cell>
        </table:table-row>
        <table:table-row table:style-name="ro1">
          <table:table-cell office:value-type="string" calcext:value-type="string">
            <text:p><text:a xlink:href="https://en.wikipedia.org/wiki/Anatoly_Karatsuba" xlink:type="simple">Anatoly Karatsuba</text:a></text:p>
          </table:table-cell>
          <table:table-cell office:value-type="string" calcext:value-type="string">
            <text:p>Russian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analytic number theory, p-adic numbers and Dirichlet serie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Friedrich_Gauss" xlink:type="simple">Johann Carl Friedrich Gauss</text:a></text:p>
          </table:table-cell>
          <table:table-cell office:value-type="string" calcext:value-type="string">
            <text:p>German</text:p>
          </table:table-cell>
          <table:table-cell office:value-type="float" office:value="1777" calcext:value-type="float">
            <text:p>1777</text:p>
          </table:table-cell>
          <table:table-cell office:value-type="string" calcext:value-type="string">
            <text:p>many fields in mathematics and science – Elliptic functions &amp; Euclid’s Geometry</text:p>
          </table:table-cell>
          <table:table-cell office:value-type="string" calcext:value-type="string">
            <text:p>Gauss Summation 1 to 100</text:p>
          </table:table-cell>
          <table:table-cell/>
          <table:table-cell office:value-type="string" calcext:value-type="string">
            <text:p><text:a xlink:href="https://www.youtube.com/watch?v=Dd81F6-Ar_0" xlink:type="simple">One to One Million</text:a></text:p>
          </table:table-cell>
        </table:table-row>
        <table:table-row table:style-name="ro1">
          <table:table-cell office:value-type="string" calcext:value-type="string">
            <text:p><text:a xlink:href="https://en.wikipedia.org/wiki/Srinivasa_Ramanujan" xlink:type="simple">Srinivasa Ramanujan</text:a></text:p>
          </table:table-cell>
          <table:table-cell office:value-type="string" calcext:value-type="string">
            <text:p>Indian</text:p>
          </table:table-cell>
          <table:table-cell office:value-type="float" office:value="1887" calcext:value-type="float">
            <text:p>1887</text:p>
          </table:table-cell>
          <table:table-cell office:value-type="string" calcext:value-type="string">
            <text:p>Mathematical analysis, number theory, infinite series &amp; continued fractions</text:p>
          </table:table-cell>
          <table:table-cell office:value-type="string" calcext:value-type="string">
            <text:p>Partitions</text:p>
          </table:table-cell>
          <table:table-cell office:value-type="string" calcext:value-type="string">
            <text:p><text:span text:style-name="T2"><text:a xlink:href="https://oeis.org/A000041" xlink:type="simple">A000041</text:a></text:span><text:span text:style-name="T2"> / </text:span><text:span text:style-name="T2"><text:a xlink:href="https://oeis.org/A016897" xlink:type="simple">A016897</text:a></text:span></text:p>
          </table:table-cell>
          <table:table-cell office:value-type="string" calcext:value-type="string">
            <text:p><text:a xlink:href="https://www.youtube.com/watch?v=NjCIq58rZ8I" xlink:type="simple">Partitions</text:a></text:p>
          </table:table-cell>
        </table:table-row>
        <table:table-row table:style-name="ro1">
          <table:table-cell office:value-type="string" calcext:value-type="string">
            <text:p><text:a xlink:href="https://en.wikipedia.org/wiki/Gottfried_Wilhelm_Leibniz" xlink:type="simple">Gottfried Wilhelm Leibniz</text:a></text:p>
          </table:table-cell>
          <table:table-cell office:value-type="string" calcext:value-type="string">
            <text:p>German</text:p>
          </table:table-cell>
          <table:table-cell office:value-type="float" office:value="1646" calcext:value-type="float">
            <text:p>1646</text:p>
          </table:table-cell>
          <table:table-cell office:value-type="string" calcext:value-type="string">
            <text:p>Differential and integral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Leonhard_Euler" xlink:type="simple">Leonhard Euler</text:a></text:p>
          </table:table-cell>
          <table:table-cell office:value-type="string" calcext:value-type="string">
            <text:p>Swiss</text:p>
          </table:table-cell>
          <table:table-cell office:value-type="float" office:value="1707" calcext:value-type="float">
            <text:p>1707</text:p>
          </table:table-cell>
          <table:table-cell office:value-type="string" calcext:value-type="string">
            <text:p>Topology, analytic number theory, complex analysis, and infinitesimal calculus</text:p>
          </table:table-cell>
          <table:table-cell office:value-type="string" calcext:value-type="string">
            <text:p>Seven Bridges Probl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Isaac_Newton" xlink:type="simple">Isaac Newton</text:a></text:p>
          </table:table-cell>
          <table:table-cell office:value-type="string" calcext:value-type="string">
            <text:p>English</text:p>
          </table:table-cell>
          <table:table-cell office:value-type="float" office:value="1643" calcext:value-type="float">
            <text:p>1643</text:p>
          </table:table-cell>
          <table:table-cell office:value-type="string" calcext:value-type="string">
            <text:p>For optics and developing the 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ook_Taylor" xlink:type="simple">Brook Taylor</text:a></text:p>
          </table:table-cell>
          <table:table-cell office:value-type="string" calcext:value-type="string">
            <text:p>English</text:p>
          </table:table-cell>
          <table:table-cell office:value-type="float" office:value="1685" calcext:value-type="float">
            <text:p>1685</text:p>
          </table:table-cell>
          <table:table-cell office:value-type="string" calcext:value-type="string">
            <text:p>mathematical analysis</text:p>
          </table:table-cell>
          <table:table-cell office:value-type="string" calcext:value-type="string">
            <text:p>Taylor's theorem and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David_Hilbert" xlink:type="simple">David Hilbert</text:a></text:p>
          </table:table-cell>
          <table:table-cell office:value-type="string" calcext:value-type="string">
            <text:p>German</text:p>
          </table:table-cell>
          <table:table-cell office:value-type="float" office:value="1862" calcext:value-type="float">
            <text:p>1862</text:p>
          </table:table-cell>
          <table:table-cell office:value-type="string" calcext:value-type="string">
            <text:p>many areas, including invariant theory, the 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erence_Tao" xlink:type="simple">Terence Chi-Shen Tao</text:a></text:p>
          </table:table-cell>
          <table:table-cell office:value-type="string" calcext:value-type="string">
            <text:p>Australian-American</text:p>
          </table:table-cell>
          <table:table-cell office:value-type="float" office:value="1975" calcext:value-type="float">
            <text:p>1975</text:p>
          </table:table-cell>
          <table:table-cell office:value-type="string" calcext:value-type="string">
            <text:p>includes topics in harmonic analysis &amp; analytic number theory</text:p>
          </table:table-cell>
          <table:table-cell office:value-type="string" calcext:value-type="string">
            <text:p><text:a xlink:href="http://terrytao.wordpress.com/" xlink:type="simple">http://terrytao.wordpress.com/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ndrew_Wiles" xlink:type="simple">Andrew Wiles</text:a></text:p>
          </table:table-cell>
          <table:table-cell office:value-type="string" calcext:value-type="string">
            <text:p>English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olin_Maclaurin" xlink:type="simple">Colin Maclaurin</text:a></text:p>
          </table:table-cell>
          <table:table-cell office:value-type="string" calcext:value-type="string">
            <text:p>Scottish</text:p>
          </table:table-cell>
          <table:table-cell office:value-type="float" office:value="1698" calcext:value-type="float">
            <text:p>1698</text:p>
          </table:table-cell>
          <table:table-cell office:value-type="string" calcext:value-type="string">
            <text:p>geometry and algebra</text:p>
          </table:table-cell>
          <table:table-cell office:value-type="string" calcext:value-type="string">
            <text:p>The Maclaurin series, a special case of the Taylor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Gregory_(mathematician)" xlink:type="simple">James Gregory</text:a></text:p>
          </table:table-cell>
          <table:table-cell office:value-type="string" calcext:value-type="string">
            <text:p>Scottish</text:p>
          </table:table-cell>
          <table:table-cell office:value-type="float" office:value="1638" calcext:value-type="float">
            <text:p>1638</text:p>
          </table:table-cell>
          <table:table-cell office:value-type="string" calcext:value-type="string">
            <text:p>trigonometry, discovering infinite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Isaac_Barrow" xlink:type="simple">Isaac Barrow</text:a></text:p>
          </table:table-cell>
          <table:table-cell office:value-type="string" calcext:value-type="string">
            <text:p>English</text:p>
          </table:table-cell>
          <table:table-cell office:value-type="float" office:value="1630" calcext:value-type="float">
            <text:p>1630</text:p>
          </table:table-cell>
          <table:table-cell office:value-type="string" calcext:value-type="string">
            <text:p>Infinitesimal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méon_Denis_Poisson" xlink:type="simple">Siméon Denis Poisson</text:a></text:p>
          </table:table-cell>
          <table:table-cell office:value-type="string" calcext:value-type="string">
            <text:p>French</text:p>
          </table:table-cell>
          <table:table-cell office:value-type="float" office:value="1781" calcext:value-type="float">
            <text:p>1781</text:p>
          </table:table-cell>
          <table:table-cell office:value-type="string" calcext:value-type="string">
            <text:p>probability theory</text:p>
          </table:table-cell>
          <table:table-cell office:value-type="string" calcext:value-type="string">
            <text:p>Poisson distribu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olas_Bourbaki" xlink:type="simple">Nicolas Bourbaki</text:a></text:p>
          </table:table-cell>
          <table:table-cell office:value-type="string" calcext:value-type="string">
            <text:p>French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llective pseudonym - <text:s/>(Elements of Mathematic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-Simon_Laplace" xlink:type="simple">Pierre-Simon Laplace</text:a></text:p>
          </table:table-cell>
          <table:table-cell office:value-type="string" calcext:value-type="string">
            <text:p>French</text:p>
          </table:table-cell>
          <table:table-cell office:value-type="float" office:value="1749" calcext:value-type="float">
            <text:p>1749</text:p>
          </table:table-cell>
          <table:table-cell office:value-type="string" calcext:value-type="string">
            <text:p>engineering, mathematics, statistics, physics, astronomy, and philosophy. </text:p>
          </table:table-cell>
          <table:table-cell office:value-type="string" calcext:value-type="string">
            <text:p>Laplace formulated Laplace's equation, and pioneered the Laplace trans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hn_Forbes_Nash_Jr." xlink:type="simple">John Forbes Nash Jr.</text:a></text:p>
          </table:table-cell>
          <table:table-cell office:value-type="string" calcext:value-type="string">
            <text:p>American</text:p>
          </table:table-cell>
          <table:table-cell office:value-type="float" office:value="1928" calcext:value-type="float">
            <text:p>1928</text:p>
          </table:table-cell>
          <table:table-cell office:value-type="string" calcext:value-type="string">
            <text:p>game theory, differential geometry, and the study of partial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www.katiesteckles.co.uk/" xlink:type="simple">Katie Steckles</text:a></text:p>
          </table:table-cell>
          <table:table-cell office:value-type="string" calcext:value-type="string">
            <text:p>English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Mathematics (topology/pure math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lbert_Einstein" xlink:type="simple">Albert Einstein</text:a></text:p>
          </table:table-cell>
          <table:table-cell office:value-type="string" calcext:value-type="string">
            <text:p>German</text:p>
          </table:table-cell>
          <table:table-cell office:value-type="float" office:value="1879" calcext:value-type="float">
            <text:p>1879</text:p>
          </table:table-cell>
          <table:table-cell office:value-type="string" calcext:value-type="string">
            <text:p>theoretical physicis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ythagoras" xlink:type="simple">Pythagoras of Samo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570 BC</text:p>
          </table:table-cell>
          <table:table-cell office:value-type="string" calcext:value-type="string">
            <text:p>Many areas</text:p>
          </table:table-cell>
          <table:table-cell office:value-type="string" calcext:value-type="string">
            <text:p>Pythagorean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Aryabhata" xlink:type="simple">Aryabhata</text:a></text:p>
          </table:table-cell>
          <table:table-cell office:value-type="string" calcext:value-type="string">
            <text:p>Indian</text:p>
          </table:table-cell>
          <table:table-cell office:value-type="float" office:value="476" calcext:value-type="float">
            <text:p>476</text:p>
          </table:table-cell>
          <table:table-cell office:value-type="string" calcext:value-type="string">
            <text:p>Trigonometry, Indeterminate equations and Algeb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rchimedes" xlink:type="simple">Archimedes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287 BC</text:p>
          </table:table-cell>
          <table:table-cell office:value-type="string" calcext:value-type="string">
            <text:p>Method of exhaustion, The infinite series and Myriad of myria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uclid" xlink:type="simple">Euclid of Alexandria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325 BC</text:p>
          </table:table-cell>
          <table:table-cell office:value-type="string" calcext:value-type="string">
            <text:p>Father of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Carl_Gustav_Jacob_Jacobi" xlink:type="simple">Carl Gustav Jacob Jacobi</text:a></text:p>
          </table:table-cell>
          <table:table-cell office:value-type="string" calcext:value-type="string">
            <text:p>German</text:p>
          </table:table-cell>
          <table:table-cell office:value-type="float" office:value="1804" calcext:value-type="float">
            <text:p>1804</text:p>
          </table:table-cell>
          <table:table-cell table:style-name="ce25" office:value-type="string" calcext:value-type="string">
            <text:p>Elliptic functions, dynamics, differential equations, determinants, and number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ikhael_Gromov_(mathematician)" xlink:type="simple">Mikhael Leonidovich Gromov</text:a></text:p>
          </table:table-cell>
          <table:table-cell office:value-type="string" calcext:value-type="string">
            <text:p>Russian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Geometry, analysis and 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ren_Uhlenbeck" xlink:type="simple">Karen Keskulla Uhlenbeck</text:a></text:p>
          </table:table-cell>
          <table:table-cell office:value-type="string" calcext:value-type="string">
            <text:p>American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Founder of modern geometric analysis &amp; geometric partial differential equations, gauge theory, and integrable systems,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cholze" xlink:type="simple">Peter Scholze</text:a></text:p>
          </table:table-cell>
          <table:table-cell office:value-type="string" calcext:value-type="string">
            <text:p>German</text:p>
          </table:table-cell>
          <table:table-cell office:value-type="float" office:value="1987" calcext:value-type="float">
            <text:p>1987</text:p>
          </table:table-cell>
          <table:table-cell office:value-type="string" calcext:value-type="string">
            <text:p>Arithmetic geometry such as p-adic geometry and its applica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rigori_Perelman" xlink:type="simple">Grigori Yakovlevich Perelman</text:a></text:p>
          </table:table-cell>
          <table:table-cell office:value-type="string" calcext:value-type="string">
            <text:p>Russian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Geometric analysis, Riemannian geometry, and geometric topology.</text:p>
          </table:table-cell>
          <table:table-cell office:value-type="string" calcext:value-type="string">
            <text:p>Proff of Poincaré conje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ames_Clerk_Maxwell" xlink:type="simple">James Clerk Maxwell</text:a></text:p>
          </table:table-cell>
          <table:table-cell office:value-type="string" calcext:value-type="string">
            <text:p>Scottish</text:p>
          </table:table-cell>
          <table:table-cell office:value-type="float" office:value="1831" calcext:value-type="float">
            <text:p>1831</text:p>
          </table:table-cell>
          <table:table-cell office:value-type="string" calcext:value-type="string">
            <text:p>Electromagnetism &amp; coupled partial differential equations </text:p>
          </table:table-cell>
          <table:table-cell office:value-type="string" calcext:value-type="string">
            <text:p>Maxwell's equations for electromagnetis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Joseph-Louis_Lagrange" xlink:type="simple">Joseph-Louis Lagrange</text:a></text:p>
          </table:table-cell>
          <table:table-cell office:value-type="string" calcext:value-type="string">
            <text:p>Italian</text:p>
          </table:table-cell>
          <table:table-cell office:value-type="float" office:value="1736" calcext:value-type="float">
            <text:p>1736</text:p>
          </table:table-cell>
          <table:table-cell office:value-type="string" calcext:value-type="string">
            <text:p>Algebra, Number theory and Other mathematical work</text:p>
          </table:table-cell>
          <table:table-cell office:value-type="string" calcext:value-type="string">
            <text:p>Lagrangian mechanic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ichael_Faraday" xlink:type="simple">Michael Faraday</text:a></text:p>
          </table:table-cell>
          <table:table-cell office:value-type="string" calcext:value-type="string">
            <text:p>English</text:p>
          </table:table-cell>
          <table:table-cell office:value-type="float" office:value="1791" calcext:value-type="float">
            <text:p>1791</text:p>
          </table:table-cell>
          <table:table-cell office:value-type="string" calcext:value-type="string">
            <text:p>Electromagnetic induction, diamagnetism and electrolysi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Henry" xlink:type="simple">Joseph Henry</text:a></text:p>
          </table:table-cell>
          <table:table-cell office:value-type="string" calcext:value-type="string">
            <text:p>American</text:p>
          </table:table-cell>
          <table:table-cell office:value-type="float" office:value="1797" calcext:value-type="float">
            <text:p>1797</text:p>
          </table:table-cell>
          <table:table-cell office:value-type="string" calcext:value-type="string">
            <text:p>Electromagnetic</text:p>
          </table:table-cell>
          <table:table-cell office:value-type="string" calcext:value-type="string">
            <text:p><text:s/>The SI unit of inductance, the Hen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Oliver_Heaviside" xlink:type="simple">Oliver Heaviside</text:a></text:p>
          </table:table-cell>
          <table:table-cell office:value-type="string" calcext:value-type="string">
            <text:p>English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Brought complex numbers to circuit analysis, Differential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x_Planck" xlink:type="simple">Max Karl Ernst Ludwig Planck</text:a></text:p>
          </table:table-cell>
          <table:table-cell office:value-type="string" calcext:value-type="string">
            <text:p>German</text:p>
          </table:table-cell>
          <table:table-cell office:value-type="float" office:value="1858" calcext:value-type="float">
            <text:p>1858</text:p>
          </table:table-cell>
          <table:table-cell office:value-type="string" calcext:value-type="string">
            <text:p>Mechanics, studying the diffusion, but transferred to theoretical physics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Nikola_Tesla" xlink:type="simple">Nikola Tesla</text:a></text:p>
          </table:table-cell>
          <table:table-cell office:value-type="string" calcext:value-type="string">
            <text:p>Serbian-American</text:p>
          </table:table-cell>
          <table:table-cell office:value-type="float" office:value="1856" calcext:value-type="float">
            <text:p>1856</text:p>
          </table:table-cell>
          <table:table-cell office:value-type="string" calcext:value-type="string">
            <text:p>Design of the modern alternating current (AC) electricity supply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y_Ford" xlink:type="simple">Henry Ford</text:a></text:p>
          </table:table-cell>
          <table:table-cell office:value-type="string" calcext:value-type="string">
            <text:p>American</text:p>
          </table:table-cell>
          <table:table-cell office:value-type="float" office:value="1863" calcext:value-type="float">
            <text:p>1863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Thomas_Edison" xlink:type="simple">Thomas Alva Edison</text:a></text:p>
          </table:table-cell>
          <table:table-cell office:value-type="string" calcext:value-type="string">
            <text:p>American</text:p>
          </table:table-cell>
          <table:table-cell office:value-type="float" office:value="1847" calcext:value-type="float">
            <text:p>1847</text:p>
          </table:table-cell>
          <table:table-cell office:value-type="string" calcext:value-type="string">
            <text:p>Electric power generation, mass communication, sound recording, and motion pictur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ichard_Feynman" xlink:type="simple">Richard Phillips Feynma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Quantum electrodynam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uglielmo_Marconi" xlink:type="simple">Guglielmo Giovanni Maria Marconi</text:a></text:p>
          </table:table-cell>
          <table:table-cell office:value-type="string" calcext:value-type="string">
            <text:p>Italian</text:p>
          </table:table-cell>
          <table:table-cell office:value-type="float" office:value="1874" calcext:value-type="float">
            <text:p>1874</text:p>
          </table:table-cell>
          <table:table-cell office:value-type="string" calcext:value-type="string">
            <text:p>long-distance radio transmission, Marconi's law, and a radio telegraph syst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mil_Lenz" xlink:type="simple">Heinrich Friedrich Emil Lenz</text:a></text:p>
          </table:table-cell>
          <table:table-cell office:value-type="string" calcext:value-type="string">
            <text:p>Russian</text:p>
          </table:table-cell>
          <table:table-cell office:value-type="float" office:value="1804" calcext:value-type="float">
            <text:p>1804</text:p>
          </table:table-cell>
          <table:table-cell office:value-type="string" calcext:value-type="string">
            <text:p><text:s/>Lenz's law in electrodynamics in 18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Elon_Musk" xlink:type="simple">Elon Musk</text:a></text:p>
          </table:table-cell>
          <table:table-cell office:value-type="string" calcext:value-type="string">
            <text:p>South African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Automobiles crea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ranz_Ernst_Neumann" xlink:type="simple">Franz Ernst Neumann</text:a></text:p>
          </table:table-cell>
          <table:table-cell office:value-type="string" calcext:value-type="string">
            <text:p>German</text:p>
          </table:table-cell>
          <table:table-cell office:value-type="float" office:value="1798" calcext:value-type="float">
            <text:p>1798</text:p>
          </table:table-cell>
          <table:table-cell office:value-type="string" calcext:value-type="string">
            <text:p>Neumann's Law, Kopp-Neumann law, Neumann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William_Thomson,_1st_Baron_Kelvin" xlink:type="simple">William Thomson Kelvin</text:a></text:p>
          </table:table-cell>
          <table:table-cell office:value-type="string" calcext:value-type="string">
            <text:p>British</text:p>
          </table:table-cell>
          <table:table-cell office:value-type="float" office:value="1824" calcext:value-type="float">
            <text:p>1824</text:p>
          </table:table-cell>
          <table:table-cell office:value-type="string" calcext:value-type="string">
            <text:p>units of kelvin in his hono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ir_George_Stokes,_1st_Baronet" xlink:type="simple">Sir George Gabriel Stokes</text:a></text:p>
          </table:table-cell>
          <table:table-cell office:value-type="string" calcext:value-type="string">
            <text:p>Irish</text:p>
          </table:table-cell>
          <table:table-cell office:value-type="float" office:value="1819" calcext:value-type="float">
            <text:p>1819</text:p>
          </table:table-cell>
          <table:table-cell office:value-type="string" calcext:value-type="string">
            <text:p>"Stokes' theorem" in vector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lge_von_Koch" xlink:type="simple">Helge von Koch</text:a></text:p>
          </table:table-cell>
          <table:table-cell office:value-type="string" calcext:value-type="string">
            <text:p>Swedish</text:p>
          </table:table-cell>
          <table:table-cell office:value-type="float" office:value="1870" calcext:value-type="float">
            <text:p>1870</text:p>
          </table:table-cell>
          <table:table-cell office:value-type="string" calcext:value-type="string">
            <text:p>Famous fractal known as the Koch snowflak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Lebesgue" xlink:type="simple">Henri Léon Lebesgue</text:a></text:p>
          </table:table-cell>
          <table:table-cell office:value-type="string" calcext:value-type="string">
            <text:p>French</text:p>
          </table:table-cell>
          <table:table-cell office:value-type="float" office:value="1875" calcext:value-type="float">
            <text:p>1875</text:p>
          </table:table-cell>
          <table:table-cell office:value-type="string" calcext:value-type="string">
            <text:p>Theory of integ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ernhard_Riemann" xlink:type="simple">Bernhard Riemann</text:a></text:p>
          </table:table-cell>
          <table:table-cell office:value-type="string" calcext:value-type="string">
            <text:p>German</text:p>
          </table:table-cell>
          <table:table-cell office:value-type="float" office:value="1826" calcext:value-type="float">
            <text:p>1826</text:p>
          </table:table-cell>
          <table:table-cell office:value-type="string" calcext:value-type="string">
            <text:p>Geometry &amp; Riemann integral, and his work on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Gustav_Lejeune_Dirichlet" xlink:type="simple">Peter Gustav Lejeune Dirichlet</text:a></text:p>
          </table:table-cell>
          <table:table-cell office:value-type="string" calcext:value-type="string">
            <text:p>German</text:p>
          </table:table-cell>
          <table:table-cell office:value-type="float" office:value="1805" calcext:value-type="float">
            <text:p>1805</text:p>
          </table:table-cell>
          <table:table-cell office:value-type="string" calcext:value-type="string">
            <text:p>analytic number theory, theory of Fourier seri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seph_Fourier" xlink:type="simple">Jean-Baptiste Joseph Fourier</text:a></text:p>
          </table:table-cell>
          <table:table-cell office:value-type="string" calcext:value-type="string">
            <text:p>French</text:p>
          </table:table-cell>
          <table:table-cell office:value-type="float" office:value="1768" calcext:value-type="float">
            <text:p>1768</text:p>
          </table:table-cell>
          <table:table-cell office:value-type="string" calcext:value-type="string">
            <text:p>Fourier series, which eventually developed into Fourier analysis and harmonic analysis</text:p>
          </table:table-cell>
          <table:table-cell office:value-type="string" calcext:value-type="string">
            <text:p>Sound waves (MP3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Camille_Jordan" xlink:type="simple">Marie Ennemond Camille Jordan</text:a></text:p>
          </table:table-cell>
          <table:table-cell office:value-type="string" calcext:value-type="string">
            <text:p>French</text:p>
          </table:table-cell>
          <table:table-cell office:value-type="float" office:value="1838" calcext:value-type="float">
            <text:p>1838</text:p>
          </table:table-cell>
          <table:table-cell office:value-type="string" calcext:value-type="string">
            <text:p>Group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e_Green_(mathematician)" xlink:type="simple">George Green</text:a></text:p>
          </table:table-cell>
          <table:table-cell office:value-type="string" calcext:value-type="string">
            <text:p>British</text:p>
          </table:table-cell>
          <table:table-cell office:value-type="float" office:value="1793" calcext:value-type="float">
            <text:p>1793</text:p>
          </table:table-cell>
          <table:table-cell office:value-type="string" calcext:value-type="string">
            <text:p>Green's theorem &amp; Green's Fun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drik_Lorentz" xlink:type="simple">Hendrik Antoon Lorentz</text:a></text:p>
          </table:table-cell>
          <table:table-cell office:value-type="string" calcext:value-type="string">
            <text:p>Dutch</text:p>
          </table:table-cell>
          <table:table-cell office:value-type="float" office:value="1853" calcext:value-type="float">
            <text:p>1853</text:p>
          </table:table-cell>
          <table:table-cell office:value-type="string" calcext:value-type="string">
            <text:p>Lorentz and general relativit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hmes" xlink:type="simple">Ahmes</text:a></text:p>
          </table:table-cell>
          <table:table-cell office:value-type="string" calcext:value-type="string">
            <text:p>Egyptian</text:p>
          </table:table-cell>
          <table:table-cell office:value-type="string" calcext:value-type="string">
            <text:p>1680 BC</text:p>
          </table:table-cell>
          <table:table-cell office:value-type="string" calcext:value-type="string">
            <text:p>Transcribed the Rhind Papyrus and first mathematician to use fra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lato" xlink:type="simple">Plato</text:a></text:p>
          </table:table-cell>
          <table:table-cell office:value-type="string" calcext:value-type="string">
            <text:p>Greek</text:p>
          </table:table-cell>
          <table:table-cell office:value-type="string" calcext:value-type="string">
            <text:p>428 BC</text:p>
          </table:table-cell>
          <table:table-cell office:value-type="string" calcext:value-type="string">
            <text:p>Number theory and "logistic", now called arithmetic</text:p>
          </table:table-cell>
          <table:table-cell office:value-type="string" calcext:value-type="string">
            <text:p><text:a xlink:href="https://en.wikipedia.org/wiki/Platonic_solid" xlink:type="simple">Platonic solid</text:a>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Qin_Jiushao" xlink:type="simple">Qin Jiushao</text:a></text:p>
          </table:table-cell>
          <table:table-cell office:value-type="string" calcext:value-type="string">
            <text:p>Chinese</text:p>
          </table:table-cell>
          <table:table-cell office:value-type="float" office:value="1202" calcext:value-type="float">
            <text:p>1202</text:p>
          </table:table-cell>
          <table:table-cell office:value-type="string" calcext:value-type="string">
            <text:p>Chinese remainder theorem &amp; cubic equ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rahmagupta" xlink:type="simple">Brahmagupta</text:a></text:p>
          </table:table-cell>
          <table:table-cell office:value-type="string" calcext:value-type="string">
            <text:p>Indian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Algebra, Arthmetic and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Bhāskara_II" xlink:type="simple">Bhāskara II</text:a></text:p>
          </table:table-cell>
          <table:table-cell office:value-type="string" calcext:value-type="string">
            <text:p>Indian</text:p>
          </table:table-cell>
          <table:table-cell office:value-type="float" office:value="1114" calcext:value-type="float">
            <text:p>1114</text:p>
          </table:table-cell>
          <table:table-cell office:value-type="string" calcext:value-type="string">
            <text:p>Algebra, Arthmetic, Geometry and Calcul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re_de_Fermat" xlink:type="simple">Pierre de Fermat</text:a></text:p>
          </table:table-cell>
          <table:table-cell office:value-type="string" calcext:value-type="string">
            <text:p>French</text:p>
          </table:table-cell>
          <table:table-cell office:value-type="float" office:value="1607" calcext:value-type="float">
            <text:p>1607</text:p>
          </table:table-cell>
          <table:table-cell office:value-type="string" calcext:value-type="string">
            <text:p>infinitesimal calculus, <text:s/>Fermat's Last Theorem in number theory,Little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dhava_of_Sangamagrama" xlink:type="simple">Mādhava of Sangamagrāma</text:a></text:p>
          </table:table-cell>
          <table:table-cell office:value-type="string" calcext:value-type="string">
            <text:p>Indian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Infinite series, Trigonometry, The value of π (pi) and Calculus</text:p>
          </table:table-cell>
          <table:table-cell office:value-type="string" calcext:value-type="string">
            <text:p>Madhava-Leibniz s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Muhammad_ibn_Musa_al-Khwarizmi" xlink:type="simple">Muhammad ibn Musa al-Khwarizmi</text:a></text:p>
          </table:table-cell>
          <table:table-cell office:value-type="string" calcext:value-type="string">
            <text:p>Khwarezm</text:p>
          </table:table-cell>
          <table:table-cell office:value-type="float" office:value="780" calcext:value-type="float">
            <text:p>780</text:p>
          </table:table-cell>
          <table:table-cell office:value-type="string" calcext:value-type="string">
            <text:p>Algebra, <text:s/>Arithmetic and Trigon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Omar_Khayyam" xlink:type="simple">Omar Khayyam</text:a></text:p>
          </table:table-cell>
          <table:table-cell office:value-type="string" calcext:value-type="string">
            <text:p>Iranian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Binomial theorem and extraction of root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Fibonacci" xlink:type="simple">Fibonacci Leonardo of Pisa</text:a></text:p>
          </table:table-cell>
          <table:table-cell office:value-type="string" calcext:value-type="string">
            <text:p>Italian</text:p>
          </table:table-cell>
          <table:table-cell office:value-type="float" office:value="1170" calcext:value-type="float">
            <text:p>1170</text:p>
          </table:table-cell>
          <table:table-cell office:value-type="string" calcext:value-type="string">
            <text:p>Fibonacci sequence</text:p>
          </table:table-cell>
          <table:table-cell office:value-type="string" calcext:value-type="string">
            <text:p>Fibonacci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Niccolò_Fontana_Tartaglia" xlink:type="simple">Niccolò Fontana Tartaglia</text:a></text:p>
          </table:table-cell>
          <table:table-cell office:value-type="string" calcext:value-type="string">
            <text:p>Italian</text:p>
          </table:table-cell>
          <table:table-cell office:value-type="float" office:value="1499" calcext:value-type="float">
            <text:p>1499</text:p>
          </table:table-cell>
          <table:table-cell office:value-type="string" calcext:value-type="string">
            <text:p>Tartaglia's triangle, Solution to cubic equations and Volume of a tetrahedr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rolamo_Cardano" xlink:type="simple">Gerolamo Cardano</text:a></text:p>
          </table:table-cell>
          <table:table-cell office:value-type="string" calcext:value-type="string">
            <text:p>French</text:p>
          </table:table-cell>
          <table:table-cell office:value-type="float" office:value="1501" calcext:value-type="float">
            <text:p>1501</text:p>
          </table:table-cell>
          <table:table-cell office:value-type="string" calcext:value-type="string">
            <text:p>Cardano's formula &amp; quartic equation <text:s/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cipione_del_Ferro" xlink:type="simple">Scipione del Ferro</text:a></text:p>
          </table:table-cell>
          <table:table-cell office:value-type="string" calcext:value-type="string">
            <text:p>Italian</text:p>
          </table:table-cell>
          <table:table-cell office:value-type="float" office:value="1465" calcext:value-type="float">
            <text:p>1465</text:p>
          </table:table-cell>
          <table:table-cell office:value-type="string" calcext:value-type="string">
            <text:p>Solved the depressed cubic equation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Lodovico_Ferrari" xlink:type="simple">Lodovico Ferrari</text:a></text:p>
          </table:table-cell>
          <table:table-cell office:value-type="string" calcext:value-type="string">
            <text:p>Italian</text:p>
          </table:table-cell>
          <table:table-cell office:value-type="float" office:value="1522" calcext:value-type="float">
            <text:p>1522</text:p>
          </table:table-cell>
          <table:table-cell office:value-type="string" calcext:value-type="string">
            <text:p>Cardano–Tartaglia formu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iero_della_Francesca" xlink:type="simple">Piero della Francesca</text:a></text:p>
          </table:table-cell>
          <table:table-cell office:value-type="string" calcext:value-type="string">
            <text:p>Italian</text:p>
          </table:table-cell>
          <table:table-cell office:value-type="float" office:value="1415" calcext:value-type="float">
            <text:p>1415</text:p>
          </table:table-cell>
          <table:table-cell office:value-type="string" calcext:value-type="string">
            <text:p>Arithmetic, algebra,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René_Descartes" xlink:type="simple">René Descartes</text:a></text:p>
          </table:table-cell>
          <table:table-cell office:value-type="string" calcext:value-type="string">
            <text:p>French</text:p>
          </table:table-cell>
          <table:table-cell office:value-type="float" office:value="1596" calcext:value-type="float">
            <text:p>1596</text:p>
          </table:table-cell>
          <table:table-cell office:value-type="string" calcext:value-type="string">
            <text:p>Cartesian or analyt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Marin_Mersenne" xlink:type="simple">Marin Mersenne</text:a></text:p>
          </table:table-cell>
          <table:table-cell office:value-type="string" calcext:value-type="string">
            <text:p>French</text:p>
          </table:table-cell>
          <table:table-cell office:value-type="float" office:value="1588" calcext:value-type="float">
            <text:p>1588</text:p>
          </table:table-cell>
          <table:table-cell office:value-type="string" calcext:value-type="string">
            <text:p>Number Theory – Mersenne prime numb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ann_Bernoulli" xlink:type="simple">Johann Bernoulli</text:a></text:p>
          </table:table-cell>
          <table:table-cell office:value-type="string" calcext:value-type="string">
            <text:p>Swiss</text:p>
          </table:table-cell>
          <table:table-cell office:value-type="float" office:value="1667" calcext:value-type="float">
            <text:p>1667</text:p>
          </table:table-cell>
          <table:table-cell office:value-type="string" calcext:value-type="string">
            <text:p>Infinitesimal calculus and educating Leonhard Eul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acob_Bernoulli" xlink:type="simple">Jacob Bernoulli</text:a></text:p>
          </table:table-cell>
          <table:table-cell office:value-type="string" calcext:value-type="string">
            <text:p>Swiss</text:p>
          </table:table-cell>
          <table:table-cell office:value-type="float" office:value="1655" calcext:value-type="float">
            <text:p>1655</text:p>
          </table:table-cell>
          <table:table-cell office:value-type="string" calcext:value-type="string">
            <text:p>Calculus of varia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ános_Bolyai" xlink:type="simple">János Bolyai</text:a></text:p>
          </table:table-cell>
          <table:table-cell office:value-type="string" calcext:value-type="string">
            <text:p>Hungarian</text:p>
          </table:table-cell>
          <table:table-cell office:value-type="float" office:value="1802" calcext:value-type="float">
            <text:p>1802</text:p>
          </table:table-cell>
          <table:table-cell office:value-type="string" calcext:value-type="string">
            <text:p>Euclidean geometry <text:s/>&amp; Hyperbol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Georg_Cantor" xlink:type="simple">Georg Cantor</text:a></text:p>
          </table:table-cell>
          <table:table-cell office:value-type="string" calcext:value-type="string">
            <text:p>German</text:p>
          </table:table-cell>
          <table:table-cell office:value-type="float" office:value="1845" calcext:value-type="float">
            <text:p>1845</text:p>
          </table:table-cell>
          <table:table-cell office:value-type="string" calcext:value-type="string">
            <text:p>Number theory, trigonometric series and ordinals &amp; Set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Henri_Poincaré" xlink:type="simple">Henri Poincaré</text:a></text:p>
          </table:table-cell>
          <table:table-cell office:value-type="string" calcext:value-type="string">
            <text:p>French</text:p>
          </table:table-cell>
          <table:table-cell office:value-type="float" office:value="1854" calcext:value-type="float">
            <text:p>1854</text:p>
          </table:table-cell>
          <table:table-cell office:value-type="string" calcext:value-type="string">
            <text:p>Pure and applied mathematics, mathematical physics, and celestial mechanics</text:p>
          </table:table-cell>
          <table:table-cell office:value-type="string" calcext:value-type="string">
            <text:p>modern chaos the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Kurt_Gödel" xlink:type="simple">Kurt Gödel</text:a></text:p>
          </table:table-cell>
          <table:table-cell office:value-type="string" calcext:value-type="string">
            <text:p>Austrian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Lsogic and set theory </text:p>
          </table:table-cell>
          <table:table-cell office:value-type="string" calcext:value-type="string">
            <text:p>First incompleteness theor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Hermann_Weyl" xlink:type="simple">Hermann Weyl</text:a></text:p>
          </table:table-cell>
          <table:table-cell office:value-type="string" calcext:value-type="string">
            <text:p>German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<text:s/>Distribution of eigenvalues, Geometric foundations of manifolds and phys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ohn_von_Neumann" xlink:type="simple">John von Neumann</text:a></text:p>
          </table:table-cell>
          <table:table-cell office:value-type="string" calcext:value-type="string">
            <text:p>Hungarian</text:p>
          </table:table-cell>
          <table:table-cell office:value-type="float" office:value="1903" calcext:value-type="float">
            <text:p>1903</text:p>
          </table:table-cell>
          <table:table-cell office:value-type="string" calcext:value-type="string">
            <text:p>Set theory, Ergodic theory, Operator theory &amp; Game theo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aul_Cohen" xlink:type="simple">Paul Cohen</text:a></text:p>
          </table:table-cell>
          <table:table-cell office:value-type="string" calcext:value-type="string">
            <text:p>American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Continuum hypothes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Peter_Sarnak" xlink:type="simple">Peter Sarnak</text:a></text:p>
          </table:table-cell>
          <table:table-cell office:value-type="string" calcext:value-type="string">
            <text:p>South Afric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Number theory to Ramanujan graphs, with connections to combinatorics &amp; computer science.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Sofya_Kovalevskaya" xlink:type="simple">Sofya Kovalevskaya</text:a></text:p>
          </table:table-cell>
          <table:table-cell office:value-type="string" calcext:value-type="string">
            <text:p>Russian</text:p>
          </table:table-cell>
          <table:table-cell office:value-type="float" office:value="1850" calcext:value-type="float">
            <text:p>1850</text:p>
          </table:table-cell>
          <table:table-cell office:value-type="string" calcext:value-type="string">
            <text:p>analysis, partial differential equations and mechanic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Julia_Robinson" xlink:type="simple">Julia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9" calcext:value-type="float">
            <text:p>1919</text:p>
          </table:table-cell>
          <table:table-cell office:value-type="string" calcext:value-type="string">
            <text:p>Computability theory &amp; computational complexity theory—most notably in decision problems.</text:p>
          </table:table-cell>
          <table:table-cell office:value-type="string" calcext:value-type="string">
            <text:p>Robinson was elected the first female president of the American Mathematical Soc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<text:a xlink:href="https://en.wikipedia.org/wiki/Raphael_M._Robinson" xlink:type="simple">Raphael M. Robinson</text:a></text:p>
          </table:table-cell>
          <table:table-cell office:value-type="string" calcext:value-type="string">
            <text:p>American</text:p>
          </table:table-cell>
          <table:table-cell office:value-type="float" office:value="1911" calcext:value-type="float">
            <text:p>1911</text:p>
          </table:table-cell>
          <table:table-cell office:value-type="string" calcext:value-type="string">
            <text:p>Complex analysis, was titled Some results in the theory of Schlicht functions.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Yuri_Matiyasevich" xlink:type="simple">Yuri Matiyasevich</text:a></text:p>
          </table:table-cell>
          <table:table-cell office:value-type="string" calcext:value-type="string">
            <text:p>Russian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Hilbert's tenth problem - MRDP theore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Évariste_Galois" xlink:type="simple">Évariste Galois</text:a></text:p>
          </table:table-cell>
          <table:table-cell office:value-type="string" calcext:value-type="string">
            <text:p>French</text:p>
          </table:table-cell>
          <table:table-cell office:value-type="float" office:value="1811" calcext:value-type="float">
            <text:p>1811</text:p>
          </table:table-cell>
          <table:table-cell office:value-type="string" calcext:value-type="string">
            <text:p>Galois theory and group theory, abstract algebra, and the subfield of Galois connecti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André_Weil" xlink:type="simple">André Weil</text:a></text:p>
          </table:table-cell>
          <table:table-cell office:value-type="string" calcext:value-type="string">
            <text:p>French</text:p>
          </table:table-cell>
          <table:table-cell office:value-type="float" office:value="1906" calcext:value-type="float">
            <text:p>1906</text:p>
          </table:table-cell>
          <table:table-cell office:value-type="string" calcext:value-type="string">
            <text:p>Number theory and algebraic geometr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a xlink:href="https://en.wikipedia.org/wiki/Katherine_Johnson" xlink:type="simple">Katherine Johnson</text:a></text:p>
          </table:table-cell>
          <table:table-cell office:value-type="string" calcext:value-type="string">
            <text:p>American</text:p>
          </table:table-cell>
          <table:table-cell office:value-type="float" office:value="1918" calcext:value-type="float">
            <text:p>1918</text:p>
          </table:table-cell>
          <table:table-cell office:value-type="string" calcext:value-type="string">
            <text:p>Orbital mechanics &amp; Astro Dynamics</text:p>
          </table:table-cell>
          <table:table-cell table:number-columns-repeated="3"/>
        </table:table-row>
        <table:table-row table:style-name="ro1" table:number-rows-repeated="104848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njecture" table:style-name="ta1">
        <table:table-column table:style-name="co3" table:default-cell-style-name="Default"/>
        <table:table-row table:style-name="ro1">
          <table:table-cell/>
        </table:table-row>
      </table:table>
      <table:table table:name="Definition" table:style-name="ta1">
        <table:table-column table:style-name="co3" table:default-cell-style-name="Default"/>
        <table:table-row table:style-name="ro1">
          <table:table-cell office:value-type="string" calcext:value-type="string">
            <text:p>Notation</text:p>
          </table:table-cell>
        </table:table-row>
      </table:table>
      <table:table table:name="Formulas" table:style-name="ta1">
        <table:table-column table:style-name="co15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Formula</text:p>
          </table:table-cell>
          <table:table-cell office:value-type="string" calcext:value-type="string">
            <text:p>Series</text:p>
          </table:table-cell>
        </table:table-row>
        <table:table-row table:style-name="ro1">
          <table:table-cell office:value-type="string" calcext:value-type="string">
            <text:p>Quadratic </text:p>
          </table:table-cell>
          <table:table-cell office:value-type="string" calcext:value-type="string">
            <text:p>Leibinz Series</text:p>
          </table:table-cell>
        </table:table-row>
      </table:table>
      <table:table table:name="History" table:style-name="ta1">
        <table:table-column table:style-name="co17" table:default-cell-style-name="Default"/>
        <table:table-row table:style-name="ro1">
          <table:table-cell office:value-type="string" calcext:value-type="string">
            <text:p><text:a xlink:href="https://en.wikipedia.org/wiki/Timeline_of_mathematics" xlink:type="simple">Timeline of mathematics</text:a></text:p>
          </table:table-cell>
        </table:table-row>
      </table:table>
      <table:named-expressions/>
      <table:database-ranges>
        <table:database-range table:name="__Anonymous_Sheet_DB__0" table:target-range-address="Theorems.A1:Theorems.E264">
          <table:sort>
            <table:sort-by table:field-number="0" table:data-type="automatic"/>
          </table:sort>
        </table:database-range>
        <table:database-range table:name="__Anonymous_Sheet_DB__3" table:target-range-address="Mathematicians.A1:Mathematicians.G72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5">00/00/0000</text:date>, <text:time style:data-style-name="N2" text:time-value="17:01:17.2173233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6T14:53:29.896095414</meta:creation-date>
    <dc:date>2021-07-25T17:10:00.101426473</dc:date>
    <meta:editing-duration>PT12H50M28S</meta:editing-duration>
    <meta:editing-cycles>416</meta:editing-cycles>
    <meta:generator>LibreOffice/7.1.3.2$Linux_X86_64 LibreOffice_project/10$Build-2</meta:generator>
    <meta:document-statistic meta:table-count="8" meta:cell-count="2267" meta:object-count="0"/>
  </office:meta>
</office:document-meta>
</file>